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Lame constan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lambda</text:p>
          </table:table-cell>
          <table:table-cell office:value-type="float" office:value="5.769">
            <text:p>5,769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2">
            <text:p>2,00</text:p>
          </table:table-cell>
          <table:table-cell/>
          <table:table-cell office:value-type="string">
            <text:p>G</text:p>
          </table:table-cell>
          <table:table-cell office:value-type="float" office:value="3.846">
            <text:p>3,846</text:p>
          </table:table-cell>
        </table:table-row>
        <table:table-row table:style-name="ro1">
          <table:table-cell/>
          <table:table-cell office:value-type="string">
            <text:p>L</text:p>
          </table:table-cell>
          <table:table-cell office:value-type="float" office:value="10">
            <text:p>10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2">
            <text:p>2,00</text:p>
          </table:table-cell>
          <table:table-cell/>
          <table:table-cell office:value-type="string">
            <text:p>E_lame</text:p>
          </table:table-cell>
          <table:table-cell table:formula="of:=[.F4]*(3*[.F3]+2*[.F4])/([.F3]+[.F4])" office:value-type="float" office:value="9.9996">
            <text:p>9,9996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-2">
            <text:p>-2,00</text:p>
          </table:table-cell>
          <table:table-cell/>
          <table:table-cell office:value-type="string">
            <text:p>nu</text:p>
          </table:table-cell>
          <table:table-cell table:formula="of:=[.F3]/(2*([.F3]+[.F4]))" office:value-type="float" office:value="0.3">
            <text:p>0,3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0">
            <text:p>10,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</text:p>
          </table:table-cell>
          <table:table-cell table:formula="of:=1/12*[.C6]*[.C6]*[.C4]" office:value-type="float" office:value="0.666666666666667">
            <text:p>0,6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I</text:p>
          </table:table-cell>
          <table:table-cell table:formula="of:=[.C8]*[.C9]" office:value-type="float" office:value="6.66666666666667">
            <text:p>6,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u(L)</text:p>
          </table:table-cell>
          <table:table-cell office:value-type="string">
            <text:p><text:s/>- f*L³ /(3EI)</text:p>
          </table:table-cell>
          <table:table-cell table:style-name="ce2" table:formula="of:=-([.C7]*[.C5]^3)/(3*[.C8]*[.C9])" office:value-type="float" office:value="100">
            <text:p>1,00E+002</text:p>
          </table:table-cell>
          <table:table-cell>
            <draw:frame table:end-cell-address="Tabelle1.L28" table:end-x="2.259cm" table:end-y="0.08cm" draw:z-index="0" draw:style-name="gr1" svg:width="13.658cm" svg:height="7.232cm" svg:x="2.15cm" svg:y="0.053cm">
              <draw:object draw:notify-on-update-of-ranges="Tabelle1.B15:Tabelle1.B75 Tabelle1.C15:Tabelle1.C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Nr nodes</text:p>
          </table:table-cell>
          <table:table-cell office:value-type="float" office:value="61">
            <text:p>61</text:p>
          </table:table-cell>
          <table:table-cell office:value-type="string">
            <text:p>u(x)</text:p>
          </table:table-cell>
          <table:table-cell office:value-type="string">
            <text:p><text:s/>- f*L**2 /(6EI)*(3L-x)</text:p>
          </table:table-cell>
          <table:table-cell table:number-columns-repeated="2"/>
        </table:table-row>
        <table:table-row table:style-name="ro2">
          <table:table-cell office:value-type="string">
            <text:p>Node nr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Stres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-[.$C$7]*[.B15]*[.B15]/(6*[.$C$8]*[.$C$9])*(3*[.$C$5]-[.B15])" office:value-type="float" office:value="0">
            <text:p>0,00</text:p>
          </table:table-cell>
          <table:table-cell table:formula="of:=[.$C$7]*([.$C$5]-[.B15])*[.$C$6]/2/[.$C$9]" office:value-type="float" office:value="-30">
            <text:p>-30</text:p>
          </table:table-cell>
          <table:table-cell table:number-columns-repeated="2"/>
        </table:table-row>
        <table:table-row table:style-name="ro1">
          <table:table-cell table:formula="of:=IF(ISNUMBER([.A15]);IF([.A15]+1&lt;=[.$B$13];[.A15]+1;&quot; &quot;);&quot; &quot;)" office:value-type="float" office:value="2">
            <text:p>2</text:p>
          </table:table-cell>
          <table:table-cell table:formula="of:=([.A16]-1)/([.$B$13]-1)*[.$C$5]" office:value-type="float" office:value="0.166666666666667">
            <text:p>0,166666666666667</text:p>
          </table:table-cell>
          <table:table-cell table:formula="of:=-[.$C$7]*[.B16]*[.B16]/(6*[.$C$8]*[.$C$9])*(3*[.$C$5]-[.B16])" office:value-type="float" office:value="0.0414351851851852">
            <text:p>0,04</text:p>
          </table:table-cell>
          <table:table-cell table:formula="of:=[.$C$7]*([.$C$5]-[.B16])*[.$C$6]/2/[.$C$9]" office:value-type="float" office:value="-29.5">
            <text:p>-29,5</text:p>
          </table:table-cell>
          <table:table-cell table:number-columns-repeated="2"/>
        </table:table-row>
        <table:table-row table:style-name="ro1">
          <table:table-cell table:formula="of:=IF(ISNUMBER([.A16]);IF([.A16]+1&lt;=[.$B$13];[.A16]+1;&quot; &quot;);&quot; &quot;)" office:value-type="float" office:value="3">
            <text:p>3</text:p>
          </table:table-cell>
          <table:table-cell table:formula="of:=([.A17]-1)/([.$B$13]-1)*[.$C$5]" office:value-type="float" office:value="0.333333333333333">
            <text:p>0,333333333333333</text:p>
          </table:table-cell>
          <table:table-cell table:formula="of:=-[.$C$7]*[.B17]*[.B17]/(6*[.$C$8]*[.$C$9])*(3*[.$C$5]-[.B17])" office:value-type="float" office:value="0.164814814814815">
            <text:p>0,16</text:p>
          </table:table-cell>
          <table:table-cell table:formula="of:=[.$C$7]*([.$C$5]-[.B17])*[.$C$6]/2/[.$C$9]" office:value-type="float" office:value="-29">
            <text:p>-29</text:p>
          </table:table-cell>
          <table:table-cell table:number-columns-repeated="2"/>
        </table:table-row>
        <table:table-row table:style-name="ro1">
          <table:table-cell table:formula="of:=IF(ISNUMBER([.A17]);IF([.A17]+1&lt;=[.$B$13];[.A17]+1;&quot; &quot;);&quot; &quot;)" office:value-type="float" office:value="4">
            <text:p>4</text:p>
          </table:table-cell>
          <table:table-cell table:formula="of:=([.A18]-1)/([.$B$13]-1)*[.$C$5]" office:value-type="float" office:value="0.5">
            <text:p>0,5</text:p>
          </table:table-cell>
          <table:table-cell table:formula="of:=-[.$C$7]*[.B18]*[.B18]/(6*[.$C$8]*[.$C$9])*(3*[.$C$5]-[.B18])" office:value-type="float" office:value="0.36875">
            <text:p>0,37</text:p>
          </table:table-cell>
          <table:table-cell table:formula="of:=[.$C$7]*([.$C$5]-[.B18])*[.$C$6]/2/[.$C$9]" office:value-type="float" office:value="-28.5">
            <text:p>-28,5</text:p>
          </table:table-cell>
          <table:table-cell table:number-columns-repeated="2"/>
        </table:table-row>
        <table:table-row table:style-name="ro1">
          <table:table-cell table:formula="of:=IF(ISNUMBER([.A18]);IF([.A18]+1&lt;=[.$B$13];[.A18]+1;&quot; &quot;);&quot; &quot;)" office:value-type="float" office:value="5">
            <text:p>5</text:p>
          </table:table-cell>
          <table:table-cell table:formula="of:=([.A19]-1)/([.$B$13]-1)*[.$C$5]" office:value-type="float" office:value="0.666666666666667">
            <text:p>0,666666666666667</text:p>
          </table:table-cell>
          <table:table-cell table:formula="of:=-[.$C$7]*[.B19]*[.B19]/(6*[.$C$8]*[.$C$9])*(3*[.$C$5]-[.B19])" office:value-type="float" office:value="0.651851851851852">
            <text:p>0,65</text:p>
          </table:table-cell>
          <table:table-cell table:formula="of:=[.$C$7]*([.$C$5]-[.B19])*[.$C$6]/2/[.$C$9]" office:value-type="float" office:value="-28">
            <text:p>-28</text:p>
          </table:table-cell>
          <table:table-cell table:number-columns-repeated="2"/>
        </table:table-row>
        <table:table-row table:style-name="ro1">
          <table:table-cell table:formula="of:=IF(ISNUMBER([.A19]);IF([.A19]+1&lt;=[.$B$13];[.A19]+1;&quot; &quot;);&quot; &quot;)" office:value-type="float" office:value="6">
            <text:p>6</text:p>
          </table:table-cell>
          <table:table-cell table:formula="of:=([.A20]-1)/([.$B$13]-1)*[.$C$5]" office:value-type="float" office:value="0.833333333333333">
            <text:p>0,833333333333333</text:p>
          </table:table-cell>
          <table:table-cell table:formula="of:=-[.$C$7]*[.B20]*[.B20]/(6*[.$C$8]*[.$C$9])*(3*[.$C$5]-[.B20])" office:value-type="float" office:value="1.01273148148148">
            <text:p>1,01</text:p>
          </table:table-cell>
          <table:table-cell table:formula="of:=[.$C$7]*([.$C$5]-[.B20])*[.$C$6]/2/[.$C$9]" office:value-type="float" office:value="-27.5">
            <text:p>-27,5</text:p>
          </table:table-cell>
          <table:table-cell table:number-columns-repeated="2"/>
        </table:table-row>
        <table:table-row table:style-name="ro1">
          <table:table-cell table:formula="of:=IF(ISNUMBER([.A20]);IF([.A20]+1&lt;=[.$B$13];[.A20]+1;&quot; &quot;);&quot; &quot;)" office:value-type="float" office:value="7">
            <text:p>7</text:p>
          </table:table-cell>
          <table:table-cell table:formula="of:=([.A21]-1)/([.$B$13]-1)*[.$C$5]" office:value-type="float" office:value="1">
            <text:p>1</text:p>
          </table:table-cell>
          <table:table-cell table:formula="of:=-[.$C$7]*[.B21]*[.B21]/(6*[.$C$8]*[.$C$9])*(3*[.$C$5]-[.B21])" office:value-type="float" office:value="1.45">
            <text:p>1,45</text:p>
          </table:table-cell>
          <table:table-cell table:formula="of:=[.$C$7]*([.$C$5]-[.B21])*[.$C$6]/2/[.$C$9]" office:value-type="float" office:value="-27">
            <text:p>-27</text:p>
          </table:table-cell>
          <table:table-cell table:number-columns-repeated="2"/>
        </table:table-row>
        <table:table-row table:style-name="ro1">
          <table:table-cell table:formula="of:=IF(ISNUMBER([.A21]);IF([.A21]+1&lt;=[.$B$13];[.A21]+1;&quot; &quot;);&quot; &quot;)" office:value-type="float" office:value="8">
            <text:p>8</text:p>
          </table:table-cell>
          <table:table-cell table:formula="of:=([.A22]-1)/([.$B$13]-1)*[.$C$5]" office:value-type="float" office:value="1.16666666666667">
            <text:p>1,16666666666667</text:p>
          </table:table-cell>
          <table:table-cell table:formula="of:=-[.$C$7]*[.B22]*[.B22]/(6*[.$C$8]*[.$C$9])*(3*[.$C$5]-[.B22])" office:value-type="float" office:value="1.96226851851852">
            <text:p>1,96</text:p>
          </table:table-cell>
          <table:table-cell table:formula="of:=[.$C$7]*([.$C$5]-[.B22])*[.$C$6]/2/[.$C$9]" office:value-type="float" office:value="-26.5">
            <text:p>-26,5</text:p>
          </table:table-cell>
          <table:table-cell table:number-columns-repeated="2"/>
        </table:table-row>
        <table:table-row table:style-name="ro1">
          <table:table-cell table:formula="of:=IF(ISNUMBER([.A22]);IF([.A22]+1&lt;=[.$B$13];[.A22]+1;&quot; &quot;);&quot; &quot;)" office:value-type="float" office:value="9">
            <text:p>9</text:p>
          </table:table-cell>
          <table:table-cell table:formula="of:=([.A23]-1)/([.$B$13]-1)*[.$C$5]" office:value-type="float" office:value="1.33333333333333">
            <text:p>1,33333333333333</text:p>
          </table:table-cell>
          <table:table-cell table:formula="of:=-[.$C$7]*[.B23]*[.B23]/(6*[.$C$8]*[.$C$9])*(3*[.$C$5]-[.B23])" office:value-type="float" office:value="2.54814814814815">
            <text:p>2,55</text:p>
          </table:table-cell>
          <table:table-cell table:formula="of:=[.$C$7]*([.$C$5]-[.B23])*[.$C$6]/2/[.$C$9]" office:value-type="float" office:value="-26">
            <text:p>-26</text:p>
          </table:table-cell>
          <table:table-cell table:number-columns-repeated="2"/>
        </table:table-row>
        <table:table-row table:style-name="ro1">
          <table:table-cell table:formula="of:=IF(ISNUMBER([.A23]);IF([.A23]+1&lt;=[.$B$13];[.A23]+1;&quot; &quot;);&quot; &quot;)" office:value-type="float" office:value="10">
            <text:p>10</text:p>
          </table:table-cell>
          <table:table-cell table:formula="of:=([.A24]-1)/([.$B$13]-1)*[.$C$5]" office:value-type="float" office:value="1.5">
            <text:p>1,5</text:p>
          </table:table-cell>
          <table:table-cell table:formula="of:=-[.$C$7]*[.B24]*[.B24]/(6*[.$C$8]*[.$C$9])*(3*[.$C$5]-[.B24])" office:value-type="float" office:value="3.20625">
            <text:p>3,21</text:p>
          </table:table-cell>
          <table:table-cell table:formula="of:=[.$C$7]*([.$C$5]-[.B24])*[.$C$6]/2/[.$C$9]" office:value-type="float" office:value="-25.5">
            <text:p>-25,5</text:p>
          </table:table-cell>
          <table:table-cell table:number-columns-repeated="2"/>
        </table:table-row>
        <table:table-row table:style-name="ro1">
          <table:table-cell table:formula="of:=IF(ISNUMBER([.A24]);IF([.A24]+1&lt;=[.$B$13];[.A24]+1;&quot; &quot;);&quot; &quot;)" office:value-type="float" office:value="11">
            <text:p>11</text:p>
          </table:table-cell>
          <table:table-cell table:formula="of:=([.A25]-1)/([.$B$13]-1)*[.$C$5]" office:value-type="float" office:value="1.66666666666667">
            <text:p>1,66666666666667</text:p>
          </table:table-cell>
          <table:table-cell table:formula="of:=-[.$C$7]*[.B25]*[.B25]/(6*[.$C$8]*[.$C$9])*(3*[.$C$5]-[.B25])" office:value-type="float" office:value="3.93518518518518">
            <text:p>3,94</text:p>
          </table:table-cell>
          <table:table-cell table:formula="of:=[.$C$7]*([.$C$5]-[.B25])*[.$C$6]/2/[.$C$9]" office:value-type="float" office:value="-25">
            <text:p>-25</text:p>
          </table:table-cell>
          <table:table-cell table:number-columns-repeated="2"/>
        </table:table-row>
        <table:table-row table:style-name="ro1">
          <table:table-cell table:formula="of:=IF(ISNUMBER([.A25]);IF([.A25]+1&lt;=[.$B$13];[.A25]+1;&quot; &quot;);&quot; &quot;)" office:value-type="float" office:value="12">
            <text:p>12</text:p>
          </table:table-cell>
          <table:table-cell table:formula="of:=([.A26]-1)/([.$B$13]-1)*[.$C$5]" office:value-type="float" office:value="1.83333333333333">
            <text:p>1,83333333333333</text:p>
          </table:table-cell>
          <table:table-cell table:formula="of:=-[.$C$7]*[.B26]*[.B26]/(6*[.$C$8]*[.$C$9])*(3*[.$C$5]-[.B26])" office:value-type="float" office:value="4.73356481481482">
            <text:p>4,73</text:p>
          </table:table-cell>
          <table:table-cell table:formula="of:=[.$C$7]*([.$C$5]-[.B26])*[.$C$6]/2/[.$C$9]" office:value-type="float" office:value="-24.5">
            <text:p>-24,5</text:p>
          </table:table-cell>
          <table:table-cell table:number-columns-repeated="2"/>
        </table:table-row>
        <table:table-row table:style-name="ro1">
          <table:table-cell table:formula="of:=IF(ISNUMBER([.A26]);IF([.A26]+1&lt;=[.$B$13];[.A26]+1;&quot; &quot;);&quot; &quot;)" office:value-type="float" office:value="13">
            <text:p>13</text:p>
          </table:table-cell>
          <table:table-cell table:formula="of:=([.A27]-1)/([.$B$13]-1)*[.$C$5]" office:value-type="float" office:value="2">
            <text:p>2</text:p>
          </table:table-cell>
          <table:table-cell table:formula="of:=-[.$C$7]*[.B27]*[.B27]/(6*[.$C$8]*[.$C$9])*(3*[.$C$5]-[.B27])" office:value-type="float" office:value="5.6">
            <text:p>5,60</text:p>
          </table:table-cell>
          <table:table-cell table:formula="of:=[.$C$7]*([.$C$5]-[.B27])*[.$C$6]/2/[.$C$9]" office:value-type="float" office:value="-24">
            <text:p>-24</text:p>
          </table:table-cell>
          <table:table-cell table:number-columns-repeated="2"/>
        </table:table-row>
        <table:table-row table:style-name="ro1">
          <table:table-cell table:formula="of:=IF(ISNUMBER([.A27]);IF([.A27]+1&lt;=[.$B$13];[.A27]+1;&quot; &quot;);&quot; &quot;)" office:value-type="float" office:value="14">
            <text:p>14</text:p>
          </table:table-cell>
          <table:table-cell table:formula="of:=([.A28]-1)/([.$B$13]-1)*[.$C$5]" office:value-type="float" office:value="2.16666666666667">
            <text:p>2,16666666666667</text:p>
          </table:table-cell>
          <table:table-cell table:formula="of:=-[.$C$7]*[.B28]*[.B28]/(6*[.$C$8]*[.$C$9])*(3*[.$C$5]-[.B28])" office:value-type="float" office:value="6.53310185185185">
            <text:p>6,53</text:p>
          </table:table-cell>
          <table:table-cell table:formula="of:=[.$C$7]*([.$C$5]-[.B28])*[.$C$6]/2/[.$C$9]" office:value-type="float" office:value="-23.5">
            <text:p>-23,5</text:p>
          </table:table-cell>
          <table:table-cell table:number-columns-repeated="2"/>
        </table:table-row>
        <table:table-row table:style-name="ro1">
          <table:table-cell table:formula="of:=IF(ISNUMBER([.A28]);IF([.A28]+1&lt;=[.$B$13];[.A28]+1;&quot; &quot;);&quot; &quot;)" office:value-type="float" office:value="15">
            <text:p>15</text:p>
          </table:table-cell>
          <table:table-cell table:formula="of:=([.A29]-1)/([.$B$13]-1)*[.$C$5]" office:value-type="float" office:value="2.33333333333333">
            <text:p>2,33333333333333</text:p>
          </table:table-cell>
          <table:table-cell table:formula="of:=-[.$C$7]*[.B29]*[.B29]/(6*[.$C$8]*[.$C$9])*(3*[.$C$5]-[.B29])" office:value-type="float" office:value="7.53148148148148">
            <text:p>7,53</text:p>
          </table:table-cell>
          <table:table-cell table:formula="of:=[.$C$7]*([.$C$5]-[.B29])*[.$C$6]/2/[.$C$9]" office:value-type="float" office:value="-23">
            <text:p>-23</text:p>
          </table:table-cell>
          <table:table-cell table:number-columns-repeated="2"/>
        </table:table-row>
        <table:table-row table:style-name="ro1">
          <table:table-cell table:formula="of:=IF(ISNUMBER([.A29]);IF([.A29]+1&lt;=[.$B$13];[.A29]+1;&quot; &quot;);&quot; &quot;)" office:value-type="float" office:value="16">
            <text:p>16</text:p>
          </table:table-cell>
          <table:table-cell table:formula="of:=([.A30]-1)/([.$B$13]-1)*[.$C$5]" office:value-type="float" office:value="2.5">
            <text:p>2,5</text:p>
          </table:table-cell>
          <table:table-cell table:formula="of:=-[.$C$7]*[.B30]*[.B30]/(6*[.$C$8]*[.$C$9])*(3*[.$C$5]-[.B30])" office:value-type="float" office:value="8.59375">
            <text:p>8,59</text:p>
          </table:table-cell>
          <table:table-cell table:formula="of:=[.$C$7]*([.$C$5]-[.B30])*[.$C$6]/2/[.$C$9]" office:value-type="float" office:value="-22.5">
            <text:p>-22,5</text:p>
          </table:table-cell>
          <table:table-cell table:number-columns-repeated="2"/>
        </table:table-row>
        <table:table-row table:style-name="ro1">
          <table:table-cell table:formula="of:=IF(ISNUMBER([.A30]);IF([.A30]+1&lt;=[.$B$13];[.A30]+1;&quot; &quot;);&quot; &quot;)" office:value-type="float" office:value="17">
            <text:p>17</text:p>
          </table:table-cell>
          <table:table-cell table:formula="of:=([.A31]-1)/([.$B$13]-1)*[.$C$5]" office:value-type="float" office:value="2.66666666666667">
            <text:p>2,66666666666667</text:p>
          </table:table-cell>
          <table:table-cell table:formula="of:=-[.$C$7]*[.B31]*[.B31]/(6*[.$C$8]*[.$C$9])*(3*[.$C$5]-[.B31])" office:value-type="float" office:value="9.71851851851852">
            <text:p>9,72</text:p>
          </table:table-cell>
          <table:table-cell table:formula="of:=[.$C$7]*([.$C$5]-[.B31])*[.$C$6]/2/[.$C$9]" office:value-type="float" office:value="-22">
            <text:p>-22</text:p>
          </table:table-cell>
          <table:table-cell table:number-columns-repeated="2"/>
        </table:table-row>
        <table:table-row table:style-name="ro1">
          <table:table-cell table:formula="of:=IF(ISNUMBER([.A31]);IF([.A31]+1&lt;=[.$B$13];[.A31]+1;&quot; &quot;);&quot; &quot;)" office:value-type="float" office:value="18">
            <text:p>18</text:p>
          </table:table-cell>
          <table:table-cell table:formula="of:=([.A32]-1)/([.$B$13]-1)*[.$C$5]" office:value-type="float" office:value="2.83333333333333">
            <text:p>2,83333333333333</text:p>
          </table:table-cell>
          <table:table-cell table:formula="of:=-[.$C$7]*[.B32]*[.B32]/(6*[.$C$8]*[.$C$9])*(3*[.$C$5]-[.B32])" office:value-type="float" office:value="10.9043981481481">
            <text:p>10,90</text:p>
          </table:table-cell>
          <table:table-cell table:formula="of:=[.$C$7]*([.$C$5]-[.B32])*[.$C$6]/2/[.$C$9]" office:value-type="float" office:value="-21.5">
            <text:p>-21,5</text:p>
          </table:table-cell>
          <table:table-cell table:number-columns-repeated="2"/>
        </table:table-row>
        <table:table-row table:style-name="ro1">
          <table:table-cell table:formula="of:=IF(ISNUMBER([.A32]);IF([.A32]+1&lt;=[.$B$13];[.A32]+1;&quot; &quot;);&quot; &quot;)" office:value-type="float" office:value="19">
            <text:p>19</text:p>
          </table:table-cell>
          <table:table-cell table:formula="of:=([.A33]-1)/([.$B$13]-1)*[.$C$5]" office:value-type="float" office:value="3">
            <text:p>3</text:p>
          </table:table-cell>
          <table:table-cell table:formula="of:=-[.$C$7]*[.B33]*[.B33]/(6*[.$C$8]*[.$C$9])*(3*[.$C$5]-[.B33])" office:value-type="float" office:value="12.15">
            <text:p>12,15</text:p>
          </table:table-cell>
          <table:table-cell table:formula="of:=[.$C$7]*([.$C$5]-[.B33])*[.$C$6]/2/[.$C$9]" office:value-type="float" office:value="-21">
            <text:p>-21</text:p>
          </table:table-cell>
          <table:table-cell table:number-columns-repeated="2"/>
        </table:table-row>
        <table:table-row table:style-name="ro1">
          <table:table-cell table:formula="of:=IF(ISNUMBER([.A33]);IF([.A33]+1&lt;=[.$B$13];[.A33]+1;&quot; &quot;);&quot; &quot;)" office:value-type="float" office:value="20">
            <text:p>20</text:p>
          </table:table-cell>
          <table:table-cell table:formula="of:=([.A34]-1)/([.$B$13]-1)*[.$C$5]" office:value-type="float" office:value="3.16666666666667">
            <text:p>3,16666666666667</text:p>
          </table:table-cell>
          <table:table-cell table:formula="of:=-[.$C$7]*[.B34]*[.B34]/(6*[.$C$8]*[.$C$9])*(3*[.$C$5]-[.B34])" office:value-type="float" office:value="13.4539351851852">
            <text:p>13,45</text:p>
          </table:table-cell>
          <table:table-cell table:formula="of:=[.$C$7]*([.$C$5]-[.B34])*[.$C$6]/2/[.$C$9]" office:value-type="float" office:value="-20.5">
            <text:p>-20,5</text:p>
          </table:table-cell>
          <table:table-cell table:number-columns-repeated="2"/>
        </table:table-row>
        <table:table-row table:style-name="ro1">
          <table:table-cell table:formula="of:=IF(ISNUMBER([.A34]);IF([.A34]+1&lt;=[.$B$13];[.A34]+1;&quot; &quot;);&quot; &quot;)" office:value-type="float" office:value="21">
            <text:p>21</text:p>
          </table:table-cell>
          <table:table-cell table:formula="of:=([.A35]-1)/([.$B$13]-1)*[.$C$5]" office:value-type="float" office:value="3.33333333333333">
            <text:p>3,33333333333333</text:p>
          </table:table-cell>
          <table:table-cell table:formula="of:=-[.$C$7]*[.B35]*[.B35]/(6*[.$C$8]*[.$C$9])*(3*[.$C$5]-[.B35])" office:value-type="float" office:value="14.8148148148148">
            <text:p>14,81</text:p>
          </table:table-cell>
          <table:table-cell table:formula="of:=[.$C$7]*([.$C$5]-[.B35])*[.$C$6]/2/[.$C$9]" office:value-type="float" office:value="-20">
            <text:p>-20</text:p>
          </table:table-cell>
          <table:table-cell table:number-columns-repeated="2"/>
        </table:table-row>
        <table:table-row table:style-name="ro1">
          <table:table-cell table:formula="of:=IF(ISNUMBER([.A35]);IF([.A35]+1&lt;=[.$B$13];[.A35]+1;&quot; &quot;);&quot; &quot;)" office:value-type="float" office:value="22">
            <text:p>22</text:p>
          </table:table-cell>
          <table:table-cell table:formula="of:=([.A36]-1)/([.$B$13]-1)*[.$C$5]" office:value-type="float" office:value="3.5">
            <text:p>3,5</text:p>
          </table:table-cell>
          <table:table-cell table:formula="of:=-[.$C$7]*[.B36]*[.B36]/(6*[.$C$8]*[.$C$9])*(3*[.$C$5]-[.B36])" office:value-type="float" office:value="16.23125">
            <text:p>16,23</text:p>
          </table:table-cell>
          <table:table-cell table:formula="of:=[.$C$7]*([.$C$5]-[.B36])*[.$C$6]/2/[.$C$9]" office:value-type="float" office:value="-19.5">
            <text:p>-19,5</text:p>
          </table:table-cell>
          <table:table-cell table:number-columns-repeated="2"/>
        </table:table-row>
        <table:table-row table:style-name="ro1">
          <table:table-cell table:formula="of:=IF(ISNUMBER([.A36]);IF([.A36]+1&lt;=[.$B$13];[.A36]+1;&quot; &quot;);&quot; &quot;)" office:value-type="float" office:value="23">
            <text:p>23</text:p>
          </table:table-cell>
          <table:table-cell table:formula="of:=([.A37]-1)/([.$B$13]-1)*[.$C$5]" office:value-type="float" office:value="3.66666666666667">
            <text:p>3,66666666666667</text:p>
          </table:table-cell>
          <table:table-cell table:formula="of:=-[.$C$7]*[.B37]*[.B37]/(6*[.$C$8]*[.$C$9])*(3*[.$C$5]-[.B37])" office:value-type="float" office:value="17.7018518518518">
            <text:p>17,70</text:p>
          </table:table-cell>
          <table:table-cell table:formula="of:=[.$C$7]*([.$C$5]-[.B37])*[.$C$6]/2/[.$C$9]" office:value-type="float" office:value="-19">
            <text:p>-19</text:p>
          </table:table-cell>
          <table:table-cell table:number-columns-repeated="2"/>
        </table:table-row>
        <table:table-row table:style-name="ro1">
          <table:table-cell table:formula="of:=IF(ISNUMBER([.A37]);IF([.A37]+1&lt;=[.$B$13];[.A37]+1;&quot; &quot;);&quot; &quot;)" office:value-type="float" office:value="24">
            <text:p>24</text:p>
          </table:table-cell>
          <table:table-cell table:formula="of:=([.A38]-1)/([.$B$13]-1)*[.$C$5]" office:value-type="float" office:value="3.83333333333333">
            <text:p>3,83333333333333</text:p>
          </table:table-cell>
          <table:table-cell table:formula="of:=-[.$C$7]*[.B38]*[.B38]/(6*[.$C$8]*[.$C$9])*(3*[.$C$5]-[.B38])" office:value-type="float" office:value="19.2252314814815">
            <text:p>19,23</text:p>
          </table:table-cell>
          <table:table-cell table:formula="of:=[.$C$7]*([.$C$5]-[.B38])*[.$C$6]/2/[.$C$9]" office:value-type="float" office:value="-18.5">
            <text:p>-18,5</text:p>
          </table:table-cell>
          <table:table-cell table:number-columns-repeated="2"/>
        </table:table-row>
        <table:table-row table:style-name="ro1">
          <table:table-cell table:formula="of:=IF(ISNUMBER([.A38]);IF([.A38]+1&lt;=[.$B$13];[.A38]+1;&quot; &quot;);&quot; &quot;)" office:value-type="float" office:value="25">
            <text:p>25</text:p>
          </table:table-cell>
          <table:table-cell table:formula="of:=([.A39]-1)/([.$B$13]-1)*[.$C$5]" office:value-type="float" office:value="4">
            <text:p>4</text:p>
          </table:table-cell>
          <table:table-cell table:formula="of:=-[.$C$7]*[.B39]*[.B39]/(6*[.$C$8]*[.$C$9])*(3*[.$C$5]-[.B39])" office:value-type="float" office:value="20.8">
            <text:p>20,80</text:p>
          </table:table-cell>
          <table:table-cell table:formula="of:=[.$C$7]*([.$C$5]-[.B39])*[.$C$6]/2/[.$C$9]" office:value-type="float" office:value="-18">
            <text:p>-18</text:p>
          </table:table-cell>
          <table:table-cell table:number-columns-repeated="2"/>
        </table:table-row>
        <table:table-row table:style-name="ro1">
          <table:table-cell table:formula="of:=IF(ISNUMBER([.A39]);IF([.A39]+1&lt;=[.$B$13];[.A39]+1;&quot; &quot;);&quot; &quot;)" office:value-type="float" office:value="26">
            <text:p>26</text:p>
          </table:table-cell>
          <table:table-cell table:formula="of:=([.A40]-1)/([.$B$13]-1)*[.$C$5]" office:value-type="float" office:value="4.16666666666667">
            <text:p>4,16666666666667</text:p>
          </table:table-cell>
          <table:table-cell table:formula="of:=-[.$C$7]*[.B40]*[.B40]/(6*[.$C$8]*[.$C$9])*(3*[.$C$5]-[.B40])" office:value-type="float" office:value="22.4247685185185">
            <text:p>22,42</text:p>
          </table:table-cell>
          <table:table-cell table:formula="of:=[.$C$7]*([.$C$5]-[.B40])*[.$C$6]/2/[.$C$9]" office:value-type="float" office:value="-17.5">
            <text:p>-17,5</text:p>
          </table:table-cell>
          <table:table-cell table:number-columns-repeated="2"/>
        </table:table-row>
        <table:table-row table:style-name="ro1">
          <table:table-cell table:formula="of:=IF(ISNUMBER([.A40]);IF([.A40]+1&lt;=[.$B$13];[.A40]+1;&quot; &quot;);&quot; &quot;)" office:value-type="float" office:value="27">
            <text:p>27</text:p>
          </table:table-cell>
          <table:table-cell table:formula="of:=([.A41]-1)/([.$B$13]-1)*[.$C$5]" office:value-type="float" office:value="4.33333333333333">
            <text:p>4,33333333333333</text:p>
          </table:table-cell>
          <table:table-cell table:formula="of:=-[.$C$7]*[.B41]*[.B41]/(6*[.$C$8]*[.$C$9])*(3*[.$C$5]-[.B41])" office:value-type="float" office:value="24.0981481481481">
            <text:p>24,10</text:p>
          </table:table-cell>
          <table:table-cell table:formula="of:=[.$C$7]*([.$C$5]-[.B41])*[.$C$6]/2/[.$C$9]" office:value-type="float" office:value="-17">
            <text:p>-17</text:p>
          </table:table-cell>
          <table:table-cell table:number-columns-repeated="2"/>
        </table:table-row>
        <table:table-row table:style-name="ro1">
          <table:table-cell table:formula="of:=IF(ISNUMBER([.A41]);IF([.A41]+1&lt;=[.$B$13];[.A41]+1;&quot; &quot;);&quot; &quot;)" office:value-type="float" office:value="28">
            <text:p>28</text:p>
          </table:table-cell>
          <table:table-cell table:formula="of:=([.A42]-1)/([.$B$13]-1)*[.$C$5]" office:value-type="float" office:value="4.5">
            <text:p>4,5</text:p>
          </table:table-cell>
          <table:table-cell table:formula="of:=-[.$C$7]*[.B42]*[.B42]/(6*[.$C$8]*[.$C$9])*(3*[.$C$5]-[.B42])" office:value-type="float" office:value="25.81875">
            <text:p>25,82</text:p>
          </table:table-cell>
          <table:table-cell table:formula="of:=[.$C$7]*([.$C$5]-[.B42])*[.$C$6]/2/[.$C$9]" office:value-type="float" office:value="-16.5">
            <text:p>-16,5</text:p>
          </table:table-cell>
          <table:table-cell table:number-columns-repeated="2"/>
        </table:table-row>
        <table:table-row table:style-name="ro1">
          <table:table-cell table:formula="of:=IF(ISNUMBER([.A42]);IF([.A42]+1&lt;=[.$B$13];[.A42]+1;&quot; &quot;);&quot; &quot;)" office:value-type="float" office:value="29">
            <text:p>29</text:p>
          </table:table-cell>
          <table:table-cell table:formula="of:=([.A43]-1)/([.$B$13]-1)*[.$C$5]" office:value-type="float" office:value="4.66666666666667">
            <text:p>4,66666666666667</text:p>
          </table:table-cell>
          <table:table-cell table:formula="of:=-[.$C$7]*[.B43]*[.B43]/(6*[.$C$8]*[.$C$9])*(3*[.$C$5]-[.B43])" office:value-type="float" office:value="27.5851851851852">
            <text:p>27,59</text:p>
          </table:table-cell>
          <table:table-cell table:formula="of:=[.$C$7]*([.$C$5]-[.B43])*[.$C$6]/2/[.$C$9]" office:value-type="float" office:value="-16">
            <text:p>-16</text:p>
          </table:table-cell>
          <table:table-cell table:number-columns-repeated="2"/>
        </table:table-row>
        <table:table-row table:style-name="ro1">
          <table:table-cell table:formula="of:=IF(ISNUMBER([.A43]);IF([.A43]+1&lt;=[.$B$13];[.A43]+1;&quot; &quot;);&quot; &quot;)" office:value-type="float" office:value="30">
            <text:p>30</text:p>
          </table:table-cell>
          <table:table-cell table:formula="of:=([.A44]-1)/([.$B$13]-1)*[.$C$5]" office:value-type="float" office:value="4.83333333333333">
            <text:p>4,83333333333333</text:p>
          </table:table-cell>
          <table:table-cell table:formula="of:=-[.$C$7]*[.B44]*[.B44]/(6*[.$C$8]*[.$C$9])*(3*[.$C$5]-[.B44])" office:value-type="float" office:value="29.3960648148148">
            <text:p>29,40</text:p>
          </table:table-cell>
          <table:table-cell table:formula="of:=[.$C$7]*([.$C$5]-[.B44])*[.$C$6]/2/[.$C$9]" office:value-type="float" office:value="-15.5">
            <text:p>-15,5</text:p>
          </table:table-cell>
          <table:table-cell table:number-columns-repeated="2"/>
        </table:table-row>
        <table:table-row table:style-name="ro1">
          <table:table-cell table:formula="of:=IF(ISNUMBER([.A44]);IF([.A44]+1&lt;=[.$B$13];[.A44]+1;&quot; &quot;);&quot; &quot;)" office:value-type="float" office:value="31">
            <text:p>31</text:p>
          </table:table-cell>
          <table:table-cell table:formula="of:=([.A45]-1)/([.$B$13]-1)*[.$C$5]" office:value-type="float" office:value="5">
            <text:p>5</text:p>
          </table:table-cell>
          <table:table-cell table:formula="of:=-[.$C$7]*[.B45]*[.B45]/(6*[.$C$8]*[.$C$9])*(3*[.$C$5]-[.B45])" office:value-type="float" office:value="31.25">
            <text:p>31,25</text:p>
          </table:table-cell>
          <table:table-cell table:formula="of:=[.$C$7]*([.$C$5]-[.B45])*[.$C$6]/2/[.$C$9]" office:value-type="float" office:value="-15">
            <text:p>-15</text:p>
          </table:table-cell>
          <table:table-cell table:number-columns-repeated="2"/>
        </table:table-row>
        <table:table-row table:style-name="ro1">
          <table:table-cell table:formula="of:=IF(ISNUMBER([.A45]);IF([.A45]+1&lt;=[.$B$13];[.A45]+1;&quot; &quot;);&quot; &quot;)" office:value-type="float" office:value="32">
            <text:p>32</text:p>
          </table:table-cell>
          <table:table-cell table:formula="of:=([.A46]-1)/([.$B$13]-1)*[.$C$5]" office:value-type="float" office:value="5.16666666666667">
            <text:p>5,16666666666667</text:p>
          </table:table-cell>
          <table:table-cell table:formula="of:=-[.$C$7]*[.B46]*[.B46]/(6*[.$C$8]*[.$C$9])*(3*[.$C$5]-[.B46])" office:value-type="float" office:value="33.1456018518519">
            <text:p>33,15</text:p>
          </table:table-cell>
          <table:table-cell table:formula="of:=[.$C$7]*([.$C$5]-[.B46])*[.$C$6]/2/[.$C$9]" office:value-type="float" office:value="-14.5">
            <text:p>-14,5</text:p>
          </table:table-cell>
          <table:table-cell table:number-columns-repeated="2"/>
        </table:table-row>
        <table:table-row table:style-name="ro1">
          <table:table-cell table:formula="of:=IF(ISNUMBER([.A46]);IF([.A46]+1&lt;=[.$B$13];[.A46]+1;&quot; &quot;);&quot; &quot;)" office:value-type="float" office:value="33">
            <text:p>33</text:p>
          </table:table-cell>
          <table:table-cell table:formula="of:=([.A47]-1)/([.$B$13]-1)*[.$C$5]" office:value-type="float" office:value="5.33333333333333">
            <text:p>5,33333333333333</text:p>
          </table:table-cell>
          <table:table-cell table:formula="of:=-[.$C$7]*[.B47]*[.B47]/(6*[.$C$8]*[.$C$9])*(3*[.$C$5]-[.B47])" office:value-type="float" office:value="35.0814814814815">
            <text:p>35,08</text:p>
          </table:table-cell>
          <table:table-cell table:formula="of:=[.$C$7]*([.$C$5]-[.B47])*[.$C$6]/2/[.$C$9]" office:value-type="float" office:value="-14">
            <text:p>-14</text:p>
          </table:table-cell>
          <table:table-cell table:number-columns-repeated="2"/>
        </table:table-row>
        <table:table-row table:style-name="ro1">
          <table:table-cell table:formula="of:=IF(ISNUMBER([.A47]);IF([.A47]+1&lt;=[.$B$13];[.A47]+1;&quot; &quot;);&quot; &quot;)" office:value-type="float" office:value="34">
            <text:p>34</text:p>
          </table:table-cell>
          <table:table-cell table:formula="of:=([.A48]-1)/([.$B$13]-1)*[.$C$5]" office:value-type="float" office:value="5.5">
            <text:p>5,5</text:p>
          </table:table-cell>
          <table:table-cell table:formula="of:=-[.$C$7]*[.B48]*[.B48]/(6*[.$C$8]*[.$C$9])*(3*[.$C$5]-[.B48])" office:value-type="float" office:value="37.05625">
            <text:p>37,06</text:p>
          </table:table-cell>
          <table:table-cell table:formula="of:=[.$C$7]*([.$C$5]-[.B48])*[.$C$6]/2/[.$C$9]" office:value-type="float" office:value="-13.5">
            <text:p>-13,5</text:p>
          </table:table-cell>
          <table:table-cell table:number-columns-repeated="2"/>
        </table:table-row>
        <table:table-row table:style-name="ro1">
          <table:table-cell table:formula="of:=IF(ISNUMBER([.A48]);IF([.A48]+1&lt;=[.$B$13];[.A48]+1;&quot; &quot;);&quot; &quot;)" office:value-type="float" office:value="35">
            <text:p>35</text:p>
          </table:table-cell>
          <table:table-cell table:formula="of:=([.A49]-1)/([.$B$13]-1)*[.$C$5]" office:value-type="float" office:value="5.66666666666667">
            <text:p>5,66666666666667</text:p>
          </table:table-cell>
          <table:table-cell table:formula="of:=-[.$C$7]*[.B49]*[.B49]/(6*[.$C$8]*[.$C$9])*(3*[.$C$5]-[.B49])" office:value-type="float" office:value="39.0685185185185">
            <text:p>39,07</text:p>
          </table:table-cell>
          <table:table-cell table:formula="of:=[.$C$7]*([.$C$5]-[.B49])*[.$C$6]/2/[.$C$9]" office:value-type="float" office:value="-13">
            <text:p>-13</text:p>
          </table:table-cell>
          <table:table-cell table:number-columns-repeated="2"/>
        </table:table-row>
        <table:table-row table:style-name="ro1">
          <table:table-cell table:formula="of:=IF(ISNUMBER([.A49]);IF([.A49]+1&lt;=[.$B$13];[.A49]+1;&quot; &quot;);&quot; &quot;)" office:value-type="float" office:value="36">
            <text:p>36</text:p>
          </table:table-cell>
          <table:table-cell table:formula="of:=([.A50]-1)/([.$B$13]-1)*[.$C$5]" office:value-type="float" office:value="5.83333333333333">
            <text:p>5,83333333333333</text:p>
          </table:table-cell>
          <table:table-cell table:formula="of:=-[.$C$7]*[.B50]*[.B50]/(6*[.$C$8]*[.$C$9])*(3*[.$C$5]-[.B50])" office:value-type="float" office:value="41.1168981481482">
            <text:p>41,12</text:p>
          </table:table-cell>
          <table:table-cell table:formula="of:=[.$C$7]*([.$C$5]-[.B50])*[.$C$6]/2/[.$C$9]" office:value-type="float" office:value="-12.5">
            <text:p>-12,5</text:p>
          </table:table-cell>
          <table:table-cell table:number-columns-repeated="2"/>
        </table:table-row>
        <table:table-row table:style-name="ro1">
          <table:table-cell table:formula="of:=IF(ISNUMBER([.A50]);IF([.A50]+1&lt;=[.$B$13];[.A50]+1;&quot; &quot;);&quot; &quot;)" office:value-type="float" office:value="37">
            <text:p>37</text:p>
          </table:table-cell>
          <table:table-cell table:formula="of:=([.A51]-1)/([.$B$13]-1)*[.$C$5]" office:value-type="float" office:value="6">
            <text:p>6</text:p>
          </table:table-cell>
          <table:table-cell table:formula="of:=-[.$C$7]*[.B51]*[.B51]/(6*[.$C$8]*[.$C$9])*(3*[.$C$5]-[.B51])" office:value-type="float" office:value="43.2">
            <text:p>43,20</text:p>
          </table:table-cell>
          <table:table-cell table:formula="of:=[.$C$7]*([.$C$5]-[.B51])*[.$C$6]/2/[.$C$9]" office:value-type="float" office:value="-12">
            <text:p>-12</text:p>
          </table:table-cell>
          <table:table-cell table:number-columns-repeated="2"/>
        </table:table-row>
        <table:table-row table:style-name="ro1">
          <table:table-cell table:formula="of:=IF(ISNUMBER([.A51]);IF([.A51]+1&lt;=[.$B$13];[.A51]+1;&quot; &quot;);&quot; &quot;)" office:value-type="float" office:value="38">
            <text:p>38</text:p>
          </table:table-cell>
          <table:table-cell table:formula="of:=([.A52]-1)/([.$B$13]-1)*[.$C$5]" office:value-type="float" office:value="6.16666666666667">
            <text:p>6,16666666666667</text:p>
          </table:table-cell>
          <table:table-cell table:formula="of:=-[.$C$7]*[.B52]*[.B52]/(6*[.$C$8]*[.$C$9])*(3*[.$C$5]-[.B52])" office:value-type="float" office:value="45.3164351851852">
            <text:p>45,32</text:p>
          </table:table-cell>
          <table:table-cell table:formula="of:=[.$C$7]*([.$C$5]-[.B52])*[.$C$6]/2/[.$C$9]" office:value-type="float" office:value="-11.5">
            <text:p>-11,5</text:p>
          </table:table-cell>
          <table:table-cell table:number-columns-repeated="2"/>
        </table:table-row>
        <table:table-row table:style-name="ro1">
          <table:table-cell table:formula="of:=IF(ISNUMBER([.A52]);IF([.A52]+1&lt;=[.$B$13];[.A52]+1;&quot; &quot;);&quot; &quot;)" office:value-type="float" office:value="39">
            <text:p>39</text:p>
          </table:table-cell>
          <table:table-cell table:formula="of:=([.A53]-1)/([.$B$13]-1)*[.$C$5]" office:value-type="float" office:value="6.33333333333333">
            <text:p>6,33333333333333</text:p>
          </table:table-cell>
          <table:table-cell table:formula="of:=-[.$C$7]*[.B53]*[.B53]/(6*[.$C$8]*[.$C$9])*(3*[.$C$5]-[.B53])" office:value-type="float" office:value="47.4648148148148">
            <text:p>47,46</text:p>
          </table:table-cell>
          <table:table-cell table:formula="of:=[.$C$7]*([.$C$5]-[.B53])*[.$C$6]/2/[.$C$9]" office:value-type="float" office:value="-11">
            <text:p>-11</text:p>
          </table:table-cell>
          <table:table-cell table:number-columns-repeated="2"/>
        </table:table-row>
        <table:table-row table:style-name="ro1">
          <table:table-cell table:formula="of:=IF(ISNUMBER([.A53]);IF([.A53]+1&lt;=[.$B$13];[.A53]+1;&quot; &quot;);&quot; &quot;)" office:value-type="float" office:value="40">
            <text:p>40</text:p>
          </table:table-cell>
          <table:table-cell table:formula="of:=([.A54]-1)/([.$B$13]-1)*[.$C$5]" office:value-type="float" office:value="6.5">
            <text:p>6,5</text:p>
          </table:table-cell>
          <table:table-cell table:formula="of:=-[.$C$7]*[.B54]*[.B54]/(6*[.$C$8]*[.$C$9])*(3*[.$C$5]-[.B54])" office:value-type="float" office:value="49.64375">
            <text:p>49,64</text:p>
          </table:table-cell>
          <table:table-cell table:formula="of:=[.$C$7]*([.$C$5]-[.B54])*[.$C$6]/2/[.$C$9]" office:value-type="float" office:value="-10.5">
            <text:p>-10,5</text:p>
          </table:table-cell>
          <table:table-cell table:number-columns-repeated="2"/>
        </table:table-row>
        <table:table-row table:style-name="ro1">
          <table:table-cell table:formula="of:=IF(ISNUMBER([.A54]);IF([.A54]+1&lt;=[.$B$13];[.A54]+1;&quot; &quot;);&quot; &quot;)" office:value-type="float" office:value="41">
            <text:p>41</text:p>
          </table:table-cell>
          <table:table-cell table:formula="of:=([.A55]-1)/([.$B$13]-1)*[.$C$5]" office:value-type="float" office:value="6.66666666666667">
            <text:p>6,66666666666667</text:p>
          </table:table-cell>
          <table:table-cell table:formula="of:=-[.$C$7]*[.B55]*[.B55]/(6*[.$C$8]*[.$C$9])*(3*[.$C$5]-[.B55])" office:value-type="float" office:value="51.8518518518519">
            <text:p>51,85</text:p>
          </table:table-cell>
          <table:table-cell table:formula="of:=[.$C$7]*([.$C$5]-[.B55])*[.$C$6]/2/[.$C$9]" office:value-type="float" office:value="-10">
            <text:p>-10</text:p>
          </table:table-cell>
          <table:table-cell table:number-columns-repeated="2"/>
        </table:table-row>
        <table:table-row table:style-name="ro1">
          <table:table-cell table:formula="of:=IF(ISNUMBER([.A55]);IF([.A55]+1&lt;=[.$B$13];[.A55]+1;&quot; &quot;);&quot; &quot;)" office:value-type="float" office:value="42">
            <text:p>42</text:p>
          </table:table-cell>
          <table:table-cell table:formula="of:=([.A56]-1)/([.$B$13]-1)*[.$C$5]" office:value-type="float" office:value="6.83333333333333">
            <text:p>6,83333333333333</text:p>
          </table:table-cell>
          <table:table-cell table:formula="of:=-[.$C$7]*[.B56]*[.B56]/(6*[.$C$8]*[.$C$9])*(3*[.$C$5]-[.B56])" office:value-type="float" office:value="54.0877314814815">
            <text:p>54,09</text:p>
          </table:table-cell>
          <table:table-cell table:formula="of:=[.$C$7]*([.$C$5]-[.B56])*[.$C$6]/2/[.$C$9]" office:value-type="float" office:value="-9.5">
            <text:p>-9,5</text:p>
          </table:table-cell>
          <table:table-cell table:number-columns-repeated="2"/>
        </table:table-row>
        <table:table-row table:style-name="ro1">
          <table:table-cell table:formula="of:=IF(ISNUMBER([.A56]);IF([.A56]+1&lt;=[.$B$13];[.A56]+1;&quot; &quot;);&quot; &quot;)" office:value-type="float" office:value="43">
            <text:p>43</text:p>
          </table:table-cell>
          <table:table-cell table:formula="of:=([.A57]-1)/([.$B$13]-1)*[.$C$5]" office:value-type="float" office:value="7">
            <text:p>7</text:p>
          </table:table-cell>
          <table:table-cell table:formula="of:=-[.$C$7]*[.B57]*[.B57]/(6*[.$C$8]*[.$C$9])*(3*[.$C$5]-[.B57])" office:value-type="float" office:value="56.35">
            <text:p>56,35</text:p>
          </table:table-cell>
          <table:table-cell table:formula="of:=[.$C$7]*([.$C$5]-[.B57])*[.$C$6]/2/[.$C$9]"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formula="of:=IF(ISNUMBER([.A57]);IF([.A57]+1&lt;=[.$B$13];[.A57]+1;&quot; &quot;);&quot; &quot;)" office:value-type="float" office:value="44">
            <text:p>44</text:p>
          </table:table-cell>
          <table:table-cell table:formula="of:=([.A58]-1)/([.$B$13]-1)*[.$C$5]" office:value-type="float" office:value="7.16666666666667">
            <text:p>7,16666666666667</text:p>
          </table:table-cell>
          <table:table-cell table:formula="of:=-[.$C$7]*[.B58]*[.B58]/(6*[.$C$8]*[.$C$9])*(3*[.$C$5]-[.B58])" office:value-type="float" office:value="58.6372685185185">
            <text:p>58,64</text:p>
          </table:table-cell>
          <table:table-cell table:formula="of:=[.$C$7]*([.$C$5]-[.B58])*[.$C$6]/2/[.$C$9]" office:value-type="float" office:value="-8.5">
            <text:p>-8,5</text:p>
          </table:table-cell>
          <table:table-cell table:number-columns-repeated="2"/>
        </table:table-row>
        <table:table-row table:style-name="ro1">
          <table:table-cell table:formula="of:=IF(ISNUMBER([.A58]);IF([.A58]+1&lt;=[.$B$13];[.A58]+1;&quot; &quot;);&quot; &quot;)" office:value-type="float" office:value="45">
            <text:p>45</text:p>
          </table:table-cell>
          <table:table-cell table:formula="of:=([.A59]-1)/([.$B$13]-1)*[.$C$5]" office:value-type="float" office:value="7.33333333333333">
            <text:p>7,33333333333333</text:p>
          </table:table-cell>
          <table:table-cell table:formula="of:=-[.$C$7]*[.B59]*[.B59]/(6*[.$C$8]*[.$C$9])*(3*[.$C$5]-[.B59])" office:value-type="float" office:value="60.9481481481482">
            <text:p>60,95</text:p>
          </table:table-cell>
          <table:table-cell table:formula="of:=[.$C$7]*([.$C$5]-[.B59])*[.$C$6]/2/[.$C$9]"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formula="of:=IF(ISNUMBER([.A59]);IF([.A59]+1&lt;=[.$B$13];[.A59]+1;&quot; &quot;);&quot; &quot;)" office:value-type="float" office:value="46">
            <text:p>46</text:p>
          </table:table-cell>
          <table:table-cell table:formula="of:=([.A60]-1)/([.$B$13]-1)*[.$C$5]" office:value-type="float" office:value="7.5">
            <text:p>7,5</text:p>
          </table:table-cell>
          <table:table-cell table:formula="of:=-[.$C$7]*[.B60]*[.B60]/(6*[.$C$8]*[.$C$9])*(3*[.$C$5]-[.B60])" office:value-type="float" office:value="63.28125">
            <text:p>63,28</text:p>
          </table:table-cell>
          <table:table-cell table:formula="of:=[.$C$7]*([.$C$5]-[.B60])*[.$C$6]/2/[.$C$9]" office:value-type="float" office:value="-7.5">
            <text:p>-7,5</text:p>
          </table:table-cell>
          <table:table-cell table:number-columns-repeated="2"/>
        </table:table-row>
        <table:table-row table:style-name="ro1">
          <table:table-cell table:formula="of:=IF(ISNUMBER([.A60]);IF([.A60]+1&lt;=[.$B$13];[.A60]+1;&quot; &quot;);&quot; &quot;)" office:value-type="float" office:value="47">
            <text:p>47</text:p>
          </table:table-cell>
          <table:table-cell table:formula="of:=([.A61]-1)/([.$B$13]-1)*[.$C$5]" office:value-type="float" office:value="7.66666666666667">
            <text:p>7,66666666666667</text:p>
          </table:table-cell>
          <table:table-cell table:formula="of:=-[.$C$7]*[.B61]*[.B61]/(6*[.$C$8]*[.$C$9])*(3*[.$C$5]-[.B61])" office:value-type="float" office:value="65.6351851851852">
            <text:p>65,64</text:p>
          </table:table-cell>
          <table:table-cell table:formula="of:=[.$C$7]*([.$C$5]-[.B61])*[.$C$6]/2/[.$C$9]" office:value-type="float" office:value="-7">
            <text:p>-7</text:p>
          </table:table-cell>
          <table:table-cell table:number-columns-repeated="2"/>
        </table:table-row>
        <table:table-row table:style-name="ro1">
          <table:table-cell table:formula="of:=IF(ISNUMBER([.A61]);IF([.A61]+1&lt;=[.$B$13];[.A61]+1;&quot; &quot;);&quot; &quot;)" office:value-type="float" office:value="48">
            <text:p>48</text:p>
          </table:table-cell>
          <table:table-cell table:formula="of:=([.A62]-1)/([.$B$13]-1)*[.$C$5]" office:value-type="float" office:value="7.83333333333333">
            <text:p>7,83333333333333</text:p>
          </table:table-cell>
          <table:table-cell table:formula="of:=-[.$C$7]*[.B62]*[.B62]/(6*[.$C$8]*[.$C$9])*(3*[.$C$5]-[.B62])" office:value-type="float" office:value="68.0085648148148">
            <text:p>68,01</text:p>
          </table:table-cell>
          <table:table-cell table:formula="of:=[.$C$7]*([.$C$5]-[.B62])*[.$C$6]/2/[.$C$9]" office:value-type="float" office:value="-6.5">
            <text:p>-6,5</text:p>
          </table:table-cell>
          <table:table-cell table:number-columns-repeated="2"/>
        </table:table-row>
        <table:table-row table:style-name="ro1">
          <table:table-cell table:formula="of:=IF(ISNUMBER([.A62]);IF([.A62]+1&lt;=[.$B$13];[.A62]+1;&quot; &quot;);&quot; &quot;)" office:value-type="float" office:value="49">
            <text:p>49</text:p>
          </table:table-cell>
          <table:table-cell table:formula="of:=([.A63]-1)/([.$B$13]-1)*[.$C$5]" office:value-type="float" office:value="8">
            <text:p>8</text:p>
          </table:table-cell>
          <table:table-cell table:formula="of:=-[.$C$7]*[.B63]*[.B63]/(6*[.$C$8]*[.$C$9])*(3*[.$C$5]-[.B63])" office:value-type="float" office:value="70.4">
            <text:p>70,40</text:p>
          </table:table-cell>
          <table:table-cell table:formula="of:=[.$C$7]*([.$C$5]-[.B63])*[.$C$6]/2/[.$C$9]" office:value-type="float" office:value="-6">
            <text:p>-6</text:p>
          </table:table-cell>
          <table:table-cell table:number-columns-repeated="2"/>
        </table:table-row>
        <table:table-row table:style-name="ro1">
          <table:table-cell table:formula="of:=IF(ISNUMBER([.A63]);IF([.A63]+1&lt;=[.$B$13];[.A63]+1;&quot; &quot;);&quot; &quot;)" office:value-type="float" office:value="50">
            <text:p>50</text:p>
          </table:table-cell>
          <table:table-cell table:formula="of:=([.A64]-1)/([.$B$13]-1)*[.$C$5]" office:value-type="float" office:value="8.16666666666667">
            <text:p>8,16666666666667</text:p>
          </table:table-cell>
          <table:table-cell table:formula="of:=-[.$C$7]*[.B64]*[.B64]/(6*[.$C$8]*[.$C$9])*(3*[.$C$5]-[.B64])" office:value-type="float" office:value="72.8081018518518">
            <text:p>72,81</text:p>
          </table:table-cell>
          <table:table-cell table:formula="of:=[.$C$7]*([.$C$5]-[.B64])*[.$C$6]/2/[.$C$9]" office:value-type="float" office:value="-5.5">
            <text:p>-5,5</text:p>
          </table:table-cell>
          <table:table-cell table:number-columns-repeated="2"/>
        </table:table-row>
        <table:table-row table:style-name="ro1">
          <table:table-cell table:formula="of:=IF(ISNUMBER([.A64]);IF([.A64]+1&lt;=[.$B$13];[.A64]+1;&quot; &quot;);&quot; &quot;)" office:value-type="float" office:value="51">
            <text:p>51</text:p>
          </table:table-cell>
          <table:table-cell table:formula="of:=([.A65]-1)/([.$B$13]-1)*[.$C$5]" office:value-type="float" office:value="8.33333333333333">
            <text:p>8,33333333333333</text:p>
          </table:table-cell>
          <table:table-cell table:formula="of:=-[.$C$7]*[.B65]*[.B65]/(6*[.$C$8]*[.$C$9])*(3*[.$C$5]-[.B65])" office:value-type="float" office:value="75.2314814814815">
            <text:p>75,23</text:p>
          </table:table-cell>
          <table:table-cell table:formula="of:=[.$C$7]*([.$C$5]-[.B65])*[.$C$6]/2/[.$C$9]" office:value-type="float" office:value="-5">
            <text:p>-5</text:p>
          </table:table-cell>
          <table:table-cell table:number-columns-repeated="2"/>
        </table:table-row>
        <table:table-row table:style-name="ro1">
          <table:table-cell table:formula="of:=IF(ISNUMBER([.A65]);IF([.A65]+1&lt;=[.$B$13];[.A65]+1;&quot; &quot;);&quot; &quot;)" office:value-type="float" office:value="52">
            <text:p>52</text:p>
          </table:table-cell>
          <table:table-cell table:formula="of:=([.A66]-1)/([.$B$13]-1)*[.$C$5]" office:value-type="float" office:value="8.5">
            <text:p>8,5</text:p>
          </table:table-cell>
          <table:table-cell table:formula="of:=-[.$C$7]*[.B66]*[.B66]/(6*[.$C$8]*[.$C$9])*(3*[.$C$5]-[.B66])" office:value-type="float" office:value="77.66875">
            <text:p>77,67</text:p>
          </table:table-cell>
          <table:table-cell table:formula="of:=[.$C$7]*([.$C$5]-[.B66])*[.$C$6]/2/[.$C$9]" office:value-type="float" office:value="-4.5">
            <text:p>-4,5</text:p>
          </table:table-cell>
          <table:table-cell table:number-columns-repeated="2"/>
        </table:table-row>
        <table:table-row table:style-name="ro1">
          <table:table-cell table:formula="of:=IF(ISNUMBER([.A66]);IF([.A66]+1&lt;=[.$B$13];[.A66]+1;&quot; &quot;);&quot; &quot;)" office:value-type="float" office:value="53">
            <text:p>53</text:p>
          </table:table-cell>
          <table:table-cell table:formula="of:=([.A67]-1)/([.$B$13]-1)*[.$C$5]" office:value-type="float" office:value="8.66666666666667">
            <text:p>8,66666666666667</text:p>
          </table:table-cell>
          <table:table-cell table:formula="of:=-[.$C$7]*[.B67]*[.B67]/(6*[.$C$8]*[.$C$9])*(3*[.$C$5]-[.B67])" office:value-type="float" office:value="80.1185185185185">
            <text:p>80,12</text:p>
          </table:table-cell>
          <table:table-cell table:formula="of:=[.$C$7]*([.$C$5]-[.B67])*[.$C$6]/2/[.$C$9]" office:value-type="float" office:value="-4">
            <text:p>-4</text:p>
          </table:table-cell>
          <table:table-cell table:number-columns-repeated="2"/>
        </table:table-row>
        <table:table-row table:style-name="ro1">
          <table:table-cell table:formula="of:=IF(ISNUMBER([.A67]);IF([.A67]+1&lt;=[.$B$13];[.A67]+1;&quot; &quot;);&quot; &quot;)" office:value-type="float" office:value="54">
            <text:p>54</text:p>
          </table:table-cell>
          <table:table-cell table:formula="of:=([.A68]-1)/([.$B$13]-1)*[.$C$5]" office:value-type="float" office:value="8.83333333333333">
            <text:p>8,83333333333333</text:p>
          </table:table-cell>
          <table:table-cell table:formula="of:=-[.$C$7]*[.B68]*[.B68]/(6*[.$C$8]*[.$C$9])*(3*[.$C$5]-[.B68])" office:value-type="float" office:value="82.5793981481481">
            <text:p>82,58</text:p>
          </table:table-cell>
          <table:table-cell table:formula="of:=[.$C$7]*([.$C$5]-[.B68])*[.$C$6]/2/[.$C$9]" office:value-type="float" office:value="-3.5">
            <text:p>-3,5</text:p>
          </table:table-cell>
          <table:table-cell table:number-columns-repeated="2"/>
        </table:table-row>
        <table:table-row table:style-name="ro1">
          <table:table-cell table:formula="of:=IF(ISNUMBER([.A68]);IF([.A68]+1&lt;=[.$B$13];[.A68]+1;&quot; &quot;);&quot; &quot;)" office:value-type="float" office:value="55">
            <text:p>55</text:p>
          </table:table-cell>
          <table:table-cell table:formula="of:=([.A69]-1)/([.$B$13]-1)*[.$C$5]" office:value-type="float" office:value="9">
            <text:p>9</text:p>
          </table:table-cell>
          <table:table-cell table:formula="of:=-[.$C$7]*[.B69]*[.B69]/(6*[.$C$8]*[.$C$9])*(3*[.$C$5]-[.B69])" office:value-type="float" office:value="85.05">
            <text:p>85,05</text:p>
          </table:table-cell>
          <table:table-cell table:formula="of:=[.$C$7]*([.$C$5]-[.B69])*[.$C$6]/2/[.$C$9]" office:value-type="float" office:value="-3">
            <text:p>-3</text:p>
          </table:table-cell>
          <table:table-cell table:number-columns-repeated="2"/>
        </table:table-row>
        <table:table-row table:style-name="ro1">
          <table:table-cell table:formula="of:=IF(ISNUMBER([.A69]);IF([.A69]+1&lt;=[.$B$13];[.A69]+1;&quot; &quot;);&quot; &quot;)" office:value-type="float" office:value="56">
            <text:p>56</text:p>
          </table:table-cell>
          <table:table-cell table:formula="of:=([.A70]-1)/([.$B$13]-1)*[.$C$5]" office:value-type="float" office:value="9.16666666666667">
            <text:p>9,16666666666667</text:p>
          </table:table-cell>
          <table:table-cell table:formula="of:=-[.$C$7]*[.B70]*[.B70]/(6*[.$C$8]*[.$C$9])*(3*[.$C$5]-[.B70])" office:value-type="float" office:value="87.5289351851852">
            <text:p>87,53</text:p>
          </table:table-cell>
          <table:table-cell table:formula="of:=[.$C$7]*([.$C$5]-[.B70])*[.$C$6]/2/[.$C$9]" office:value-type="float" office:value="-2.5">
            <text:p>-2,5</text:p>
          </table:table-cell>
          <table:table-cell table:number-columns-repeated="2"/>
        </table:table-row>
        <table:table-row table:style-name="ro1">
          <table:table-cell table:formula="of:=IF(ISNUMBER([.A70]);IF([.A70]+1&lt;=[.$B$13];[.A70]+1;&quot; &quot;);&quot; &quot;)" office:value-type="float" office:value="57">
            <text:p>57</text:p>
          </table:table-cell>
          <table:table-cell table:formula="of:=([.A71]-1)/([.$B$13]-1)*[.$C$5]" office:value-type="float" office:value="9.33333333333333">
            <text:p>9,33333333333333</text:p>
          </table:table-cell>
          <table:table-cell table:formula="of:=-[.$C$7]*[.B71]*[.B71]/(6*[.$C$8]*[.$C$9])*(3*[.$C$5]-[.B71])" office:value-type="float" office:value="90.0148148148148">
            <text:p>90,01</text:p>
          </table:table-cell>
          <table:table-cell table:formula="of:=[.$C$7]*([.$C$5]-[.B71])*[.$C$6]/2/[.$C$9]" office:value-type="float" office:value="-2">
            <text:p>-2</text:p>
          </table:table-cell>
          <table:table-cell table:number-columns-repeated="2"/>
        </table:table-row>
        <table:table-row table:style-name="ro1">
          <table:table-cell table:formula="of:=IF(ISNUMBER([.A71]);IF([.A71]+1&lt;=[.$B$13];[.A71]+1;&quot; &quot;);&quot; &quot;)" office:value-type="float" office:value="58">
            <text:p>58</text:p>
          </table:table-cell>
          <table:table-cell table:formula="of:=([.A72]-1)/([.$B$13]-1)*[.$C$5]" office:value-type="float" office:value="9.5">
            <text:p>9,5</text:p>
          </table:table-cell>
          <table:table-cell table:formula="of:=-[.$C$7]*[.B72]*[.B72]/(6*[.$C$8]*[.$C$9])*(3*[.$C$5]-[.B72])" office:value-type="float" office:value="92.50625">
            <text:p>92,51</text:p>
          </table:table-cell>
          <table:table-cell table:formula="of:=[.$C$7]*([.$C$5]-[.B72])*[.$C$6]/2/[.$C$9]" office:value-type="float" office:value="-1.5">
            <text:p>-1,5</text:p>
          </table:table-cell>
          <table:table-cell table:number-columns-repeated="2"/>
        </table:table-row>
        <table:table-row table:style-name="ro1">
          <table:table-cell table:formula="of:=IF(ISNUMBER([.A72]);IF([.A72]+1&lt;=[.$B$13];[.A72]+1;&quot; &quot;);&quot; &quot;)" office:value-type="float" office:value="59">
            <text:p>59</text:p>
          </table:table-cell>
          <table:table-cell table:formula="of:=([.A73]-1)/([.$B$13]-1)*[.$C$5]" office:value-type="float" office:value="9.66666666666667">
            <text:p>9,66666666666667</text:p>
          </table:table-cell>
          <table:table-cell table:formula="of:=-[.$C$7]*[.B73]*[.B73]/(6*[.$C$8]*[.$C$9])*(3*[.$C$5]-[.B73])" office:value-type="float" office:value="95.0018518518518">
            <text:p>95,00</text:p>
          </table:table-cell>
          <table:table-cell table:formula="of:=[.$C$7]*([.$C$5]-[.B73])*[.$C$6]/2/[.$C$9]"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formula="of:=IF(ISNUMBER([.A73]);IF([.A73]+1&lt;=[.$B$13];[.A73]+1;&quot; &quot;);&quot; &quot;)" office:value-type="float" office:value="60">
            <text:p>60</text:p>
          </table:table-cell>
          <table:table-cell table:formula="of:=([.A74]-1)/([.$B$13]-1)*[.$C$5]" office:value-type="float" office:value="9.83333333333333">
            <text:p>9,83333333333333</text:p>
          </table:table-cell>
          <table:table-cell table:formula="of:=-[.$C$7]*[.B74]*[.B74]/(6*[.$C$8]*[.$C$9])*(3*[.$C$5]-[.B74])" office:value-type="float" office:value="97.5002314814815">
            <text:p>97,50</text:p>
          </table:table-cell>
          <table:table-cell table:formula="of:=[.$C$7]*([.$C$5]-[.B74])*[.$C$6]/2/[.$C$9]" office:value-type="float" office:value="-0.500000000000004">
            <text:p>-0,500000000000004</text:p>
          </table:table-cell>
          <table:table-cell table:number-columns-repeated="2"/>
        </table:table-row>
        <table:table-row table:style-name="ro1">
          <table:table-cell table:formula="of:=IF(ISNUMBER([.A74]);IF([.A74]+1&lt;=[.$B$13];[.A74]+1;&quot; &quot;);&quot; &quot;)" office:value-type="float" office:value="61">
            <text:p>61</text:p>
          </table:table-cell>
          <table:table-cell table:formula="of:=([.A75]-1)/([.$B$13]-1)*[.$C$5]" office:value-type="float" office:value="10">
            <text:p>10</text:p>
          </table:table-cell>
          <table:table-cell table:formula="of:=-[.$C$7]*[.B75]*[.B75]/(6*[.$C$8]*[.$C$9])*(3*[.$C$5]-[.B75])" office:value-type="float" office:value="100">
            <text:p>100,00</text:p>
          </table:table-cell>
          <table:table-cell table:formula="of:=[.$C$7]*([.$C$5]-[.B75])*[.$C$6]/2/[.$C$9]" office:value-type="float" office:value="-0">
            <text:p>0</text:p>
          </table:table-cell>
          <table:table-cell table:number-columns-repeated="2"/>
        </table:table-row>
        <table:table-row table:style-name="ro1">
          <table:table-cell table:formula="of:=IF(ISNUMBER([.A75]);IF([.A75]+1&lt;=[.$B$13];[.A75]+1;&quot; &quot;);&quot; &quot;)" office:value-type="string" office:string-value=" ">
            <text:p><text:s/></text:p>
          </table:table-cell>
          <table:table-cell table:formula="of:=([.A76]-1)/([.$B$13]-1)*[.$C$5]" office:value-type="float" office:value="-0.166666666666667">
            <text:p>-0,166666666666667</text:p>
          </table:table-cell>
          <table:table-cell table:formula="of:=-[.$C$7]*[.B76]*[.B76]/(6*[.$C$8]*[.$C$9])*(3*[.$C$5]-[.B76])" office:value-type="float" office:value="0.0418981481481481">
            <text:p>0,04</text:p>
          </table:table-cell>
          <table:table-cell table:formula="of:=[.$C$7]*([.$C$5]-[.B76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76]);IF([.A76]+1&lt;=[.$B$13];[.A76]+1;&quot; &quot;);&quot; &quot;)" office:value-type="string" office:string-value=" ">
            <text:p><text:s/></text:p>
          </table:table-cell>
          <table:table-cell table:formula="of:=([.A77]-1)/([.$B$13]-1)*[.$C$5]" office:value-type="float" office:value="-0.166666666666667">
            <text:p>-0,166666666666667</text:p>
          </table:table-cell>
          <table:table-cell table:formula="of:=-[.$C$7]*[.B77]*[.B77]/(6*[.$C$8]*[.$C$9])*(3*[.$C$5]-[.B77])" office:value-type="float" office:value="0.0418981481481481">
            <text:p>0,04</text:p>
          </table:table-cell>
          <table:table-cell table:formula="of:=[.$C$7]*([.$C$5]-[.B77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77]);IF([.A77]+1&lt;=[.$B$13];[.A77]+1;&quot; &quot;);&quot; &quot;)" office:value-type="string" office:string-value=" ">
            <text:p><text:s/></text:p>
          </table:table-cell>
          <table:table-cell table:formula="of:=([.A78]-1)/([.$B$13]-1)*[.$C$5]" office:value-type="float" office:value="-0.166666666666667">
            <text:p>-0,166666666666667</text:p>
          </table:table-cell>
          <table:table-cell table:formula="of:=-[.$C$7]*[.B78]*[.B78]/(6*[.$C$8]*[.$C$9])*(3*[.$C$5]-[.B78])" office:value-type="float" office:value="0.0418981481481481">
            <text:p>0,04</text:p>
          </table:table-cell>
          <table:table-cell table:formula="of:=[.$C$7]*([.$C$5]-[.B78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78]);IF([.A78]+1&lt;=[.$B$13];[.A78]+1;&quot; &quot;);&quot; &quot;)" office:value-type="string" office:string-value=" ">
            <text:p><text:s/></text:p>
          </table:table-cell>
          <table:table-cell table:formula="of:=([.A79]-1)/([.$B$13]-1)*[.$C$5]" office:value-type="float" office:value="-0.166666666666667">
            <text:p>-0,166666666666667</text:p>
          </table:table-cell>
          <table:table-cell table:formula="of:=-[.$C$7]*[.B79]*[.B79]/(6*[.$C$8]*[.$C$9])*(3*[.$C$5]-[.B79])" office:value-type="float" office:value="0.0418981481481481">
            <text:p>0,04</text:p>
          </table:table-cell>
          <table:table-cell table:formula="of:=[.$C$7]*([.$C$5]-[.B79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79]);IF([.A79]+1&lt;=[.$B$13];[.A79]+1;&quot; &quot;);&quot; &quot;)" office:value-type="string" office:string-value=" ">
            <text:p><text:s/></text:p>
          </table:table-cell>
          <table:table-cell table:formula="of:=([.A80]-1)/([.$B$13]-1)*[.$C$5]" office:value-type="float" office:value="-0.166666666666667">
            <text:p>-0,166666666666667</text:p>
          </table:table-cell>
          <table:table-cell table:formula="of:=-[.$C$7]*[.B80]*[.B80]/(6*[.$C$8]*[.$C$9])*(3*[.$C$5]-[.B80])" office:value-type="float" office:value="0.0418981481481481">
            <text:p>0,04</text:p>
          </table:table-cell>
          <table:table-cell table:formula="of:=[.$C$7]*([.$C$5]-[.B80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0]);IF([.A80]+1&lt;=[.$B$13];[.A80]+1;&quot; &quot;);&quot; &quot;)" office:value-type="string" office:string-value=" ">
            <text:p><text:s/></text:p>
          </table:table-cell>
          <table:table-cell table:formula="of:=([.A81]-1)/([.$B$13]-1)*[.$C$5]" office:value-type="float" office:value="-0.166666666666667">
            <text:p>-0,166666666666667</text:p>
          </table:table-cell>
          <table:table-cell table:formula="of:=-[.$C$7]*[.B81]*[.B81]/(6*[.$C$8]*[.$C$9])*(3*[.$C$5]-[.B81])" office:value-type="float" office:value="0.0418981481481481">
            <text:p>0,04</text:p>
          </table:table-cell>
          <table:table-cell table:formula="of:=[.$C$7]*([.$C$5]-[.B81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1]);IF([.A81]+1&lt;=[.$B$13];[.A81]+1;&quot; &quot;);&quot; &quot;)" office:value-type="string" office:string-value=" ">
            <text:p><text:s/></text:p>
          </table:table-cell>
          <table:table-cell table:formula="of:=([.A82]-1)/([.$B$13]-1)*[.$C$5]" office:value-type="float" office:value="-0.166666666666667">
            <text:p>-0,166666666666667</text:p>
          </table:table-cell>
          <table:table-cell table:formula="of:=-[.$C$7]*[.B82]*[.B82]/(6*[.$C$8]*[.$C$9])*(3*[.$C$5]-[.B82])" office:value-type="float" office:value="0.0418981481481481">
            <text:p>0,04</text:p>
          </table:table-cell>
          <table:table-cell table:formula="of:=[.$C$7]*([.$C$5]-[.B82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2]);IF([.A82]+1&lt;=[.$B$13];[.A82]+1;&quot; &quot;);&quot; &quot;)" office:value-type="string" office:string-value=" ">
            <text:p><text:s/></text:p>
          </table:table-cell>
          <table:table-cell table:formula="of:=([.A83]-1)/([.$B$13]-1)*[.$C$5]" office:value-type="float" office:value="-0.166666666666667">
            <text:p>-0,166666666666667</text:p>
          </table:table-cell>
          <table:table-cell table:formula="of:=-[.$C$7]*[.B83]*[.B83]/(6*[.$C$8]*[.$C$9])*(3*[.$C$5]-[.B83])" office:value-type="float" office:value="0.0418981481481481">
            <text:p>0,04</text:p>
          </table:table-cell>
          <table:table-cell table:formula="of:=[.$C$7]*([.$C$5]-[.B83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3]);IF([.A83]+1&lt;=[.$B$13];[.A83]+1;&quot; &quot;);&quot; &quot;)" office:value-type="string" office:string-value=" ">
            <text:p><text:s/></text:p>
          </table:table-cell>
          <table:table-cell table:formula="of:=([.A84]-1)/([.$B$13]-1)*[.$C$5]" office:value-type="float" office:value="-0.166666666666667">
            <text:p>-0,166666666666667</text:p>
          </table:table-cell>
          <table:table-cell table:formula="of:=-[.$C$7]*[.B84]*[.B84]/(6*[.$C$8]*[.$C$9])*(3*[.$C$5]-[.B84])" office:value-type="float" office:value="0.0418981481481481">
            <text:p>0,04</text:p>
          </table:table-cell>
          <table:table-cell table:formula="of:=[.$C$7]*([.$C$5]-[.B84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4]);IF([.A84]+1&lt;=[.$B$13];[.A84]+1;&quot; &quot;);&quot; &quot;)" office:value-type="string" office:string-value=" ">
            <text:p><text:s/></text:p>
          </table:table-cell>
          <table:table-cell table:formula="of:=([.A85]-1)/([.$B$13]-1)*[.$C$5]" office:value-type="float" office:value="-0.166666666666667">
            <text:p>-0,166666666666667</text:p>
          </table:table-cell>
          <table:table-cell table:formula="of:=-[.$C$7]*[.B85]*[.B85]/(6*[.$C$8]*[.$C$9])*(3*[.$C$5]-[.B85])" office:value-type="float" office:value="0.0418981481481481">
            <text:p>0,04</text:p>
          </table:table-cell>
          <table:table-cell table:formula="of:=[.$C$7]*([.$C$5]-[.B85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5]);IF([.A85]+1&lt;=[.$B$13];[.A85]+1;&quot; &quot;);&quot; &quot;)" office:value-type="string" office:string-value=" ">
            <text:p><text:s/></text:p>
          </table:table-cell>
          <table:table-cell table:formula="of:=([.A86]-1)/([.$B$13]-1)*[.$C$5]" office:value-type="float" office:value="-0.166666666666667">
            <text:p>-0,166666666666667</text:p>
          </table:table-cell>
          <table:table-cell table:formula="of:=-[.$C$7]*[.B86]*[.B86]/(6*[.$C$8]*[.$C$9])*(3*[.$C$5]-[.B86])" office:value-type="float" office:value="0.0418981481481481">
            <text:p>0,04</text:p>
          </table:table-cell>
          <table:table-cell table:formula="of:=[.$C$7]*([.$C$5]-[.B86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6]);IF([.A86]+1&lt;=[.$B$13];[.A86]+1;&quot; &quot;);&quot; &quot;)" office:value-type="string" office:string-value=" ">
            <text:p><text:s/></text:p>
          </table:table-cell>
          <table:table-cell table:formula="of:=([.A87]-1)/([.$B$13]-1)*[.$C$5]" office:value-type="float" office:value="-0.166666666666667">
            <text:p>-0,166666666666667</text:p>
          </table:table-cell>
          <table:table-cell table:formula="of:=-[.$C$7]*[.B87]*[.B87]/(6*[.$C$8]*[.$C$9])*(3*[.$C$5]-[.B87])" office:value-type="float" office:value="0.0418981481481481">
            <text:p>0,04</text:p>
          </table:table-cell>
          <table:table-cell table:formula="of:=[.$C$7]*([.$C$5]-[.B87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7]);IF([.A87]+1&lt;=[.$B$13];[.A87]+1;&quot; &quot;);&quot; &quot;)" office:value-type="string" office:string-value=" ">
            <text:p><text:s/></text:p>
          </table:table-cell>
          <table:table-cell table:formula="of:=([.A88]-1)/([.$B$13]-1)*[.$C$5]" office:value-type="float" office:value="-0.166666666666667">
            <text:p>-0,166666666666667</text:p>
          </table:table-cell>
          <table:table-cell table:formula="of:=-[.$C$7]*[.B88]*[.B88]/(6*[.$C$8]*[.$C$9])*(3*[.$C$5]-[.B88])" office:value-type="float" office:value="0.0418981481481481">
            <text:p>0,04</text:p>
          </table:table-cell>
          <table:table-cell table:formula="of:=[.$C$7]*([.$C$5]-[.B88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8]);IF([.A88]+1&lt;=[.$B$13];[.A88]+1;&quot; &quot;);&quot; &quot;)" office:value-type="string" office:string-value=" ">
            <text:p><text:s/></text:p>
          </table:table-cell>
          <table:table-cell table:formula="of:=([.A89]-1)/([.$B$13]-1)*[.$C$5]" office:value-type="float" office:value="-0.166666666666667">
            <text:p>-0,166666666666667</text:p>
          </table:table-cell>
          <table:table-cell table:formula="of:=-[.$C$7]*[.B89]*[.B89]/(6*[.$C$8]*[.$C$9])*(3*[.$C$5]-[.B89])" office:value-type="float" office:value="0.0418981481481481">
            <text:p>0,04</text:p>
          </table:table-cell>
          <table:table-cell table:formula="of:=[.$C$7]*([.$C$5]-[.B89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89]);IF([.A89]+1&lt;=[.$B$13];[.A89]+1;&quot; &quot;);&quot; &quot;)" office:value-type="string" office:string-value=" ">
            <text:p><text:s/></text:p>
          </table:table-cell>
          <table:table-cell table:formula="of:=([.A90]-1)/([.$B$13]-1)*[.$C$5]" office:value-type="float" office:value="-0.166666666666667">
            <text:p>-0,166666666666667</text:p>
          </table:table-cell>
          <table:table-cell table:formula="of:=-[.$C$7]*[.B90]*[.B90]/(6*[.$C$8]*[.$C$9])*(3*[.$C$5]-[.B90])" office:value-type="float" office:value="0.0418981481481481">
            <text:p>0,04</text:p>
          </table:table-cell>
          <table:table-cell table:formula="of:=[.$C$7]*([.$C$5]-[.B90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0]);IF([.A90]+1&lt;=[.$B$13];[.A90]+1;&quot; &quot;);&quot; &quot;)" office:value-type="string" office:string-value=" ">
            <text:p><text:s/></text:p>
          </table:table-cell>
          <table:table-cell table:formula="of:=([.A91]-1)/([.$B$13]-1)*[.$C$5]" office:value-type="float" office:value="-0.166666666666667">
            <text:p>-0,166666666666667</text:p>
          </table:table-cell>
          <table:table-cell table:formula="of:=-[.$C$7]*[.B91]*[.B91]/(6*[.$C$8]*[.$C$9])*(3*[.$C$5]-[.B91])" office:value-type="float" office:value="0.0418981481481481">
            <text:p>0,04</text:p>
          </table:table-cell>
          <table:table-cell table:formula="of:=[.$C$7]*([.$C$5]-[.B91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1]);IF([.A91]+1&lt;=[.$B$13];[.A91]+1;&quot; &quot;);&quot; &quot;)" office:value-type="string" office:string-value=" ">
            <text:p><text:s/></text:p>
          </table:table-cell>
          <table:table-cell table:formula="of:=([.A92]-1)/([.$B$13]-1)*[.$C$5]" office:value-type="float" office:value="-0.166666666666667">
            <text:p>-0,166666666666667</text:p>
          </table:table-cell>
          <table:table-cell table:formula="of:=-[.$C$7]*[.B92]*[.B92]/(6*[.$C$8]*[.$C$9])*(3*[.$C$5]-[.B92])" office:value-type="float" office:value="0.0418981481481481">
            <text:p>0,04</text:p>
          </table:table-cell>
          <table:table-cell table:formula="of:=[.$C$7]*([.$C$5]-[.B92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2]);IF([.A92]+1&lt;=[.$B$13];[.A92]+1;&quot; &quot;);&quot; &quot;)" office:value-type="string" office:string-value=" ">
            <text:p><text:s/></text:p>
          </table:table-cell>
          <table:table-cell table:formula="of:=([.A93]-1)/([.$B$13]-1)*[.$C$5]" office:value-type="float" office:value="-0.166666666666667">
            <text:p>-0,166666666666667</text:p>
          </table:table-cell>
          <table:table-cell table:formula="of:=-[.$C$7]*[.B93]*[.B93]/(6*[.$C$8]*[.$C$9])*(3*[.$C$5]-[.B93])" office:value-type="float" office:value="0.0418981481481481">
            <text:p>0,04</text:p>
          </table:table-cell>
          <table:table-cell table:formula="of:=[.$C$7]*([.$C$5]-[.B93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3]);IF([.A93]+1&lt;=[.$B$13];[.A93]+1;&quot; &quot;);&quot; &quot;)" office:value-type="string" office:string-value=" ">
            <text:p><text:s/></text:p>
          </table:table-cell>
          <table:table-cell table:formula="of:=([.A94]-1)/([.$B$13]-1)*[.$C$5]" office:value-type="float" office:value="-0.166666666666667">
            <text:p>-0,166666666666667</text:p>
          </table:table-cell>
          <table:table-cell table:formula="of:=-[.$C$7]*[.B94]*[.B94]/(6*[.$C$8]*[.$C$9])*(3*[.$C$5]-[.B94])" office:value-type="float" office:value="0.0418981481481481">
            <text:p>0,04</text:p>
          </table:table-cell>
          <table:table-cell table:formula="of:=[.$C$7]*([.$C$5]-[.B94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4]);IF([.A94]+1&lt;=[.$B$13];[.A94]+1;&quot; &quot;);&quot; &quot;)" office:value-type="string" office:string-value=" ">
            <text:p><text:s/></text:p>
          </table:table-cell>
          <table:table-cell table:formula="of:=([.A95]-1)/([.$B$13]-1)*[.$C$5]" office:value-type="float" office:value="-0.166666666666667">
            <text:p>-0,166666666666667</text:p>
          </table:table-cell>
          <table:table-cell table:formula="of:=-[.$C$7]*[.B95]*[.B95]/(6*[.$C$8]*[.$C$9])*(3*[.$C$5]-[.B95])" office:value-type="float" office:value="0.0418981481481481">
            <text:p>0,04</text:p>
          </table:table-cell>
          <table:table-cell table:formula="of:=[.$C$7]*([.$C$5]-[.B95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5]);IF([.A95]+1&lt;=[.$B$13];[.A95]+1;&quot; &quot;);&quot; &quot;)" office:value-type="string" office:string-value=" ">
            <text:p><text:s/></text:p>
          </table:table-cell>
          <table:table-cell table:formula="of:=([.A96]-1)/([.$B$13]-1)*[.$C$5]" office:value-type="float" office:value="-0.166666666666667">
            <text:p>-0,166666666666667</text:p>
          </table:table-cell>
          <table:table-cell table:formula="of:=-[.$C$7]*[.B96]*[.B96]/(6*[.$C$8]*[.$C$9])*(3*[.$C$5]-[.B96])" office:value-type="float" office:value="0.0418981481481481">
            <text:p>0,04</text:p>
          </table:table-cell>
          <table:table-cell table:formula="of:=[.$C$7]*([.$C$5]-[.B96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6]);IF([.A96]+1&lt;=[.$B$13];[.A96]+1;&quot; &quot;);&quot; &quot;)" office:value-type="string" office:string-value=" ">
            <text:p><text:s/></text:p>
          </table:table-cell>
          <table:table-cell table:formula="of:=([.A97]-1)/([.$B$13]-1)*[.$C$5]" office:value-type="float" office:value="-0.166666666666667">
            <text:p>-0,166666666666667</text:p>
          </table:table-cell>
          <table:table-cell table:formula="of:=-[.$C$7]*[.B97]*[.B97]/(6*[.$C$8]*[.$C$9])*(3*[.$C$5]-[.B97])" office:value-type="float" office:value="0.0418981481481481">
            <text:p>0,04</text:p>
          </table:table-cell>
          <table:table-cell table:formula="of:=[.$C$7]*([.$C$5]-[.B97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7]);IF([.A97]+1&lt;=[.$B$13];[.A97]+1;&quot; &quot;);&quot; &quot;)" office:value-type="string" office:string-value=" ">
            <text:p><text:s/></text:p>
          </table:table-cell>
          <table:table-cell table:formula="of:=([.A98]-1)/([.$B$13]-1)*[.$C$5]" office:value-type="float" office:value="-0.166666666666667">
            <text:p>-0,166666666666667</text:p>
          </table:table-cell>
          <table:table-cell table:formula="of:=-[.$C$7]*[.B98]*[.B98]/(6*[.$C$8]*[.$C$9])*(3*[.$C$5]-[.B98])" office:value-type="float" office:value="0.0418981481481481">
            <text:p>0,04</text:p>
          </table:table-cell>
          <table:table-cell table:formula="of:=[.$C$7]*([.$C$5]-[.B98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8]);IF([.A98]+1&lt;=[.$B$13];[.A98]+1;&quot; &quot;);&quot; &quot;)" office:value-type="string" office:string-value=" ">
            <text:p><text:s/></text:p>
          </table:table-cell>
          <table:table-cell table:formula="of:=([.A99]-1)/([.$B$13]-1)*[.$C$5]" office:value-type="float" office:value="-0.166666666666667">
            <text:p>-0,166666666666667</text:p>
          </table:table-cell>
          <table:table-cell table:formula="of:=-[.$C$7]*[.B99]*[.B99]/(6*[.$C$8]*[.$C$9])*(3*[.$C$5]-[.B99])" office:value-type="float" office:value="0.0418981481481481">
            <text:p>0,04</text:p>
          </table:table-cell>
          <table:table-cell table:formula="of:=[.$C$7]*([.$C$5]-[.B99])*[.$C$6]/2/[.$C$9]" office:value-type="float" office:value="-30.5">
            <text:p>-30,5</text:p>
          </table:table-cell>
          <table:table-cell table:number-columns-repeated="2"/>
        </table:table-row>
        <table:table-row table:style-name="ro1">
          <table:table-cell table:formula="of:=IF(ISNUMBER([.A99]);IF([.A99]+1&lt;=[.$B$13];[.A9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0]);IF([.A100]+1&lt;=[.$B$13];[.A10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1]);IF([.A101]+1&lt;=[.$B$13];[.A10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2]);IF([.A102]+1&lt;=[.$B$13];[.A10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3]);IF([.A103]+1&lt;=[.$B$13];[.A10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4]);IF([.A104]+1&lt;=[.$B$13];[.A10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5]);IF([.A105]+1&lt;=[.$B$13];[.A10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6]);IF([.A106]+1&lt;=[.$B$13];[.A10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7]);IF([.A107]+1&lt;=[.$B$13];[.A10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8]);IF([.A108]+1&lt;=[.$B$13];[.A10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09]);IF([.A109]+1&lt;=[.$B$13];[.A10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0]);IF([.A110]+1&lt;=[.$B$13];[.A11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1]);IF([.A111]+1&lt;=[.$B$13];[.A11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2]);IF([.A112]+1&lt;=[.$B$13];[.A11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3]);IF([.A113]+1&lt;=[.$B$13];[.A11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4]);IF([.A114]+1&lt;=[.$B$13];[.A11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5]);IF([.A115]+1&lt;=[.$B$13];[.A11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6]);IF([.A116]+1&lt;=[.$B$13];[.A11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7]);IF([.A117]+1&lt;=[.$B$13];[.A11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8]);IF([.A118]+1&lt;=[.$B$13];[.A11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19]);IF([.A119]+1&lt;=[.$B$13];[.A11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0]);IF([.A120]+1&lt;=[.$B$13];[.A12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1]);IF([.A121]+1&lt;=[.$B$13];[.A12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2]);IF([.A122]+1&lt;=[.$B$13];[.A12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3]);IF([.A123]+1&lt;=[.$B$13];[.A12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4]);IF([.A124]+1&lt;=[.$B$13];[.A12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5]);IF([.A125]+1&lt;=[.$B$13];[.A12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6]);IF([.A126]+1&lt;=[.$B$13];[.A12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7]);IF([.A127]+1&lt;=[.$B$13];[.A12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8]);IF([.A128]+1&lt;=[.$B$13];[.A12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29]);IF([.A129]+1&lt;=[.$B$13];[.A12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0]);IF([.A130]+1&lt;=[.$B$13];[.A13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1]);IF([.A131]+1&lt;=[.$B$13];[.A13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2]);IF([.A132]+1&lt;=[.$B$13];[.A13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3]);IF([.A133]+1&lt;=[.$B$13];[.A13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4]);IF([.A134]+1&lt;=[.$B$13];[.A13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5]);IF([.A135]+1&lt;=[.$B$13];[.A13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6]);IF([.A136]+1&lt;=[.$B$13];[.A13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7]);IF([.A137]+1&lt;=[.$B$13];[.A13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8]);IF([.A138]+1&lt;=[.$B$13];[.A13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39]);IF([.A139]+1&lt;=[.$B$13];[.A13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0]);IF([.A140]+1&lt;=[.$B$13];[.A14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1]);IF([.A141]+1&lt;=[.$B$13];[.A14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2]);IF([.A142]+1&lt;=[.$B$13];[.A14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3]);IF([.A143]+1&lt;=[.$B$13];[.A14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4]);IF([.A144]+1&lt;=[.$B$13];[.A14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5]);IF([.A145]+1&lt;=[.$B$13];[.A14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6]);IF([.A146]+1&lt;=[.$B$13];[.A14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7]);IF([.A147]+1&lt;=[.$B$13];[.A14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8]);IF([.A148]+1&lt;=[.$B$13];[.A14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49]);IF([.A149]+1&lt;=[.$B$13];[.A14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0]);IF([.A150]+1&lt;=[.$B$13];[.A15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1]);IF([.A151]+1&lt;=[.$B$13];[.A15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2]);IF([.A152]+1&lt;=[.$B$13];[.A15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3]);IF([.A153]+1&lt;=[.$B$13];[.A15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4]);IF([.A154]+1&lt;=[.$B$13];[.A15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5]);IF([.A155]+1&lt;=[.$B$13];[.A15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6]);IF([.A156]+1&lt;=[.$B$13];[.A15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7]);IF([.A157]+1&lt;=[.$B$13];[.A15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8]);IF([.A158]+1&lt;=[.$B$13];[.A15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59]);IF([.A159]+1&lt;=[.$B$13];[.A15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0]);IF([.A160]+1&lt;=[.$B$13];[.A16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1]);IF([.A161]+1&lt;=[.$B$13];[.A16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2]);IF([.A162]+1&lt;=[.$B$13];[.A16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3]);IF([.A163]+1&lt;=[.$B$13];[.A16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4]);IF([.A164]+1&lt;=[.$B$13];[.A16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5]);IF([.A165]+1&lt;=[.$B$13];[.A16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6]);IF([.A166]+1&lt;=[.$B$13];[.A16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7]);IF([.A167]+1&lt;=[.$B$13];[.A16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8]);IF([.A168]+1&lt;=[.$B$13];[.A16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69]);IF([.A169]+1&lt;=[.$B$13];[.A16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0]);IF([.A170]+1&lt;=[.$B$13];[.A17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1]);IF([.A171]+1&lt;=[.$B$13];[.A17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2]);IF([.A172]+1&lt;=[.$B$13];[.A17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3]);IF([.A173]+1&lt;=[.$B$13];[.A17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4]);IF([.A174]+1&lt;=[.$B$13];[.A17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5]);IF([.A175]+1&lt;=[.$B$13];[.A17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6]);IF([.A176]+1&lt;=[.$B$13];[.A17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7]);IF([.A177]+1&lt;=[.$B$13];[.A17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8]);IF([.A178]+1&lt;=[.$B$13];[.A17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79]);IF([.A179]+1&lt;=[.$B$13];[.A17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0]);IF([.A180]+1&lt;=[.$B$13];[.A18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1]);IF([.A181]+1&lt;=[.$B$13];[.A18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2]);IF([.A182]+1&lt;=[.$B$13];[.A18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3]);IF([.A183]+1&lt;=[.$B$13];[.A18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4]);IF([.A184]+1&lt;=[.$B$13];[.A18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5]);IF([.A185]+1&lt;=[.$B$13];[.A18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6]);IF([.A186]+1&lt;=[.$B$13];[.A18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7]);IF([.A187]+1&lt;=[.$B$13];[.A18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8]);IF([.A188]+1&lt;=[.$B$13];[.A18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89]);IF([.A189]+1&lt;=[.$B$13];[.A18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0]);IF([.A190]+1&lt;=[.$B$13];[.A19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1]);IF([.A191]+1&lt;=[.$B$13];[.A19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2]);IF([.A192]+1&lt;=[.$B$13];[.A19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3]);IF([.A193]+1&lt;=[.$B$13];[.A19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4]);IF([.A194]+1&lt;=[.$B$13];[.A19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5]);IF([.A195]+1&lt;=[.$B$13];[.A19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6]);IF([.A196]+1&lt;=[.$B$13];[.A19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7]);IF([.A197]+1&lt;=[.$B$13];[.A19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8]);IF([.A198]+1&lt;=[.$B$13];[.A19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199]);IF([.A199]+1&lt;=[.$B$13];[.A19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0]);IF([.A200]+1&lt;=[.$B$13];[.A20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1]);IF([.A201]+1&lt;=[.$B$13];[.A20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2]);IF([.A202]+1&lt;=[.$B$13];[.A20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3]);IF([.A203]+1&lt;=[.$B$13];[.A20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4]);IF([.A204]+1&lt;=[.$B$13];[.A20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5]);IF([.A205]+1&lt;=[.$B$13];[.A20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6]);IF([.A206]+1&lt;=[.$B$13];[.A20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7]);IF([.A207]+1&lt;=[.$B$13];[.A20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8]);IF([.A208]+1&lt;=[.$B$13];[.A20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09]);IF([.A209]+1&lt;=[.$B$13];[.A20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0]);IF([.A210]+1&lt;=[.$B$13];[.A21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1]);IF([.A211]+1&lt;=[.$B$13];[.A21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2]);IF([.A212]+1&lt;=[.$B$13];[.A21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3]);IF([.A213]+1&lt;=[.$B$13];[.A21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4]);IF([.A214]+1&lt;=[.$B$13];[.A21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5]);IF([.A215]+1&lt;=[.$B$13];[.A21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6]);IF([.A216]+1&lt;=[.$B$13];[.A21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7]);IF([.A217]+1&lt;=[.$B$13];[.A21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8]);IF([.A218]+1&lt;=[.$B$13];[.A21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19]);IF([.A219]+1&lt;=[.$B$13];[.A21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0]);IF([.A220]+1&lt;=[.$B$13];[.A22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1]);IF([.A221]+1&lt;=[.$B$13];[.A22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2]);IF([.A222]+1&lt;=[.$B$13];[.A22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3]);IF([.A223]+1&lt;=[.$B$13];[.A22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4]);IF([.A224]+1&lt;=[.$B$13];[.A22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5]);IF([.A225]+1&lt;=[.$B$13];[.A22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6]);IF([.A226]+1&lt;=[.$B$13];[.A22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7]);IF([.A227]+1&lt;=[.$B$13];[.A22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8]);IF([.A228]+1&lt;=[.$B$13];[.A22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29]);IF([.A229]+1&lt;=[.$B$13];[.A22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0]);IF([.A230]+1&lt;=[.$B$13];[.A23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1]);IF([.A231]+1&lt;=[.$B$13];[.A23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2]);IF([.A232]+1&lt;=[.$B$13];[.A23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3]);IF([.A233]+1&lt;=[.$B$13];[.A23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4]);IF([.A234]+1&lt;=[.$B$13];[.A23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5]);IF([.A235]+1&lt;=[.$B$13];[.A23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6]);IF([.A236]+1&lt;=[.$B$13];[.A23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7]);IF([.A237]+1&lt;=[.$B$13];[.A23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8]);IF([.A238]+1&lt;=[.$B$13];[.A23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39]);IF([.A239]+1&lt;=[.$B$13];[.A23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0]);IF([.A240]+1&lt;=[.$B$13];[.A24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1]);IF([.A241]+1&lt;=[.$B$13];[.A24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2]);IF([.A242]+1&lt;=[.$B$13];[.A24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3]);IF([.A243]+1&lt;=[.$B$13];[.A24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4]);IF([.A244]+1&lt;=[.$B$13];[.A24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5]);IF([.A245]+1&lt;=[.$B$13];[.A24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6]);IF([.A246]+1&lt;=[.$B$13];[.A24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7]);IF([.A247]+1&lt;=[.$B$13];[.A24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8]);IF([.A248]+1&lt;=[.$B$13];[.A24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49]);IF([.A249]+1&lt;=[.$B$13];[.A24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0]);IF([.A250]+1&lt;=[.$B$13];[.A25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1]);IF([.A251]+1&lt;=[.$B$13];[.A25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2]);IF([.A252]+1&lt;=[.$B$13];[.A25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3]);IF([.A253]+1&lt;=[.$B$13];[.A25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4]);IF([.A254]+1&lt;=[.$B$13];[.A25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5]);IF([.A255]+1&lt;=[.$B$13];[.A25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6]);IF([.A256]+1&lt;=[.$B$13];[.A25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7]);IF([.A257]+1&lt;=[.$B$13];[.A25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8]);IF([.A258]+1&lt;=[.$B$13];[.A25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59]);IF([.A259]+1&lt;=[.$B$13];[.A25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0]);IF([.A260]+1&lt;=[.$B$13];[.A26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1]);IF([.A261]+1&lt;=[.$B$13];[.A26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2]);IF([.A262]+1&lt;=[.$B$13];[.A26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3]);IF([.A263]+1&lt;=[.$B$13];[.A26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4]);IF([.A264]+1&lt;=[.$B$13];[.A26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5]);IF([.A265]+1&lt;=[.$B$13];[.A26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6]);IF([.A266]+1&lt;=[.$B$13];[.A26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7]);IF([.A267]+1&lt;=[.$B$13];[.A26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8]);IF([.A268]+1&lt;=[.$B$13];[.A26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69]);IF([.A269]+1&lt;=[.$B$13];[.A26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0]);IF([.A270]+1&lt;=[.$B$13];[.A27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1]);IF([.A271]+1&lt;=[.$B$13];[.A27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2]);IF([.A272]+1&lt;=[.$B$13];[.A27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3]);IF([.A273]+1&lt;=[.$B$13];[.A27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4]);IF([.A274]+1&lt;=[.$B$13];[.A27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5]);IF([.A275]+1&lt;=[.$B$13];[.A27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6]);IF([.A276]+1&lt;=[.$B$13];[.A27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7]);IF([.A277]+1&lt;=[.$B$13];[.A27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8]);IF([.A278]+1&lt;=[.$B$13];[.A27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79]);IF([.A279]+1&lt;=[.$B$13];[.A27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0]);IF([.A280]+1&lt;=[.$B$13];[.A28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1]);IF([.A281]+1&lt;=[.$B$13];[.A28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2]);IF([.A282]+1&lt;=[.$B$13];[.A28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3]);IF([.A283]+1&lt;=[.$B$13];[.A28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4]);IF([.A284]+1&lt;=[.$B$13];[.A28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5]);IF([.A285]+1&lt;=[.$B$13];[.A28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6]);IF([.A286]+1&lt;=[.$B$13];[.A28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7]);IF([.A287]+1&lt;=[.$B$13];[.A28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8]);IF([.A288]+1&lt;=[.$B$13];[.A28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89]);IF([.A289]+1&lt;=[.$B$13];[.A28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0]);IF([.A290]+1&lt;=[.$B$13];[.A29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1]);IF([.A291]+1&lt;=[.$B$13];[.A29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2]);IF([.A292]+1&lt;=[.$B$13];[.A29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3]);IF([.A293]+1&lt;=[.$B$13];[.A29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4]);IF([.A294]+1&lt;=[.$B$13];[.A29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5]);IF([.A295]+1&lt;=[.$B$13];[.A29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6]);IF([.A296]+1&lt;=[.$B$13];[.A29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7]);IF([.A297]+1&lt;=[.$B$13];[.A29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8]);IF([.A298]+1&lt;=[.$B$13];[.A29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299]);IF([.A299]+1&lt;=[.$B$13];[.A29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0]);IF([.A300]+1&lt;=[.$B$13];[.A30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1]);IF([.A301]+1&lt;=[.$B$13];[.A30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2]);IF([.A302]+1&lt;=[.$B$13];[.A30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3]);IF([.A303]+1&lt;=[.$B$13];[.A30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4]);IF([.A304]+1&lt;=[.$B$13];[.A30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5]);IF([.A305]+1&lt;=[.$B$13];[.A30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6]);IF([.A306]+1&lt;=[.$B$13];[.A30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7]);IF([.A307]+1&lt;=[.$B$13];[.A30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8]);IF([.A308]+1&lt;=[.$B$13];[.A30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09]);IF([.A309]+1&lt;=[.$B$13];[.A30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0]);IF([.A310]+1&lt;=[.$B$13];[.A31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1]);IF([.A311]+1&lt;=[.$B$13];[.A31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2]);IF([.A312]+1&lt;=[.$B$13];[.A31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3]);IF([.A313]+1&lt;=[.$B$13];[.A31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4]);IF([.A314]+1&lt;=[.$B$13];[.A31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5]);IF([.A315]+1&lt;=[.$B$13];[.A31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6]);IF([.A316]+1&lt;=[.$B$13];[.A31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7]);IF([.A317]+1&lt;=[.$B$13];[.A31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8]);IF([.A318]+1&lt;=[.$B$13];[.A31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19]);IF([.A319]+1&lt;=[.$B$13];[.A31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0]);IF([.A320]+1&lt;=[.$B$13];[.A32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1]);IF([.A321]+1&lt;=[.$B$13];[.A32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2]);IF([.A322]+1&lt;=[.$B$13];[.A32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3]);IF([.A323]+1&lt;=[.$B$13];[.A32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4]);IF([.A324]+1&lt;=[.$B$13];[.A32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5]);IF([.A325]+1&lt;=[.$B$13];[.A32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6]);IF([.A326]+1&lt;=[.$B$13];[.A32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7]);IF([.A327]+1&lt;=[.$B$13];[.A32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8]);IF([.A328]+1&lt;=[.$B$13];[.A32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29]);IF([.A329]+1&lt;=[.$B$13];[.A32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0]);IF([.A330]+1&lt;=[.$B$13];[.A33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1]);IF([.A331]+1&lt;=[.$B$13];[.A33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2]);IF([.A332]+1&lt;=[.$B$13];[.A33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3]);IF([.A333]+1&lt;=[.$B$13];[.A33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4]);IF([.A334]+1&lt;=[.$B$13];[.A33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5]);IF([.A335]+1&lt;=[.$B$13];[.A33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6]);IF([.A336]+1&lt;=[.$B$13];[.A33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7]);IF([.A337]+1&lt;=[.$B$13];[.A33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8]);IF([.A338]+1&lt;=[.$B$13];[.A33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39]);IF([.A339]+1&lt;=[.$B$13];[.A33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0]);IF([.A340]+1&lt;=[.$B$13];[.A34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1]);IF([.A341]+1&lt;=[.$B$13];[.A34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2]);IF([.A342]+1&lt;=[.$B$13];[.A34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3]);IF([.A343]+1&lt;=[.$B$13];[.A34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4]);IF([.A344]+1&lt;=[.$B$13];[.A34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5]);IF([.A345]+1&lt;=[.$B$13];[.A34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6]);IF([.A346]+1&lt;=[.$B$13];[.A34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7]);IF([.A347]+1&lt;=[.$B$13];[.A34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8]);IF([.A348]+1&lt;=[.$B$13];[.A34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49]);IF([.A349]+1&lt;=[.$B$13];[.A34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0]);IF([.A350]+1&lt;=[.$B$13];[.A35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1]);IF([.A351]+1&lt;=[.$B$13];[.A35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2]);IF([.A352]+1&lt;=[.$B$13];[.A35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3]);IF([.A353]+1&lt;=[.$B$13];[.A35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4]);IF([.A354]+1&lt;=[.$B$13];[.A35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5]);IF([.A355]+1&lt;=[.$B$13];[.A35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6]);IF([.A356]+1&lt;=[.$B$13];[.A35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7]);IF([.A357]+1&lt;=[.$B$13];[.A35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8]);IF([.A358]+1&lt;=[.$B$13];[.A35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59]);IF([.A359]+1&lt;=[.$B$13];[.A35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0]);IF([.A360]+1&lt;=[.$B$13];[.A36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1]);IF([.A361]+1&lt;=[.$B$13];[.A36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2]);IF([.A362]+1&lt;=[.$B$13];[.A36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3]);IF([.A363]+1&lt;=[.$B$13];[.A36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4]);IF([.A364]+1&lt;=[.$B$13];[.A36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5]);IF([.A365]+1&lt;=[.$B$13];[.A36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6]);IF([.A366]+1&lt;=[.$B$13];[.A36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7]);IF([.A367]+1&lt;=[.$B$13];[.A36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8]);IF([.A368]+1&lt;=[.$B$13];[.A36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69]);IF([.A369]+1&lt;=[.$B$13];[.A36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0]);IF([.A370]+1&lt;=[.$B$13];[.A37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1]);IF([.A371]+1&lt;=[.$B$13];[.A37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2]);IF([.A372]+1&lt;=[.$B$13];[.A37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3]);IF([.A373]+1&lt;=[.$B$13];[.A37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4]);IF([.A374]+1&lt;=[.$B$13];[.A37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5]);IF([.A375]+1&lt;=[.$B$13];[.A37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6]);IF([.A376]+1&lt;=[.$B$13];[.A37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7]);IF([.A377]+1&lt;=[.$B$13];[.A37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8]);IF([.A378]+1&lt;=[.$B$13];[.A37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79]);IF([.A379]+1&lt;=[.$B$13];[.A37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0]);IF([.A380]+1&lt;=[.$B$13];[.A38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1]);IF([.A381]+1&lt;=[.$B$13];[.A38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2]);IF([.A382]+1&lt;=[.$B$13];[.A38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3]);IF([.A383]+1&lt;=[.$B$13];[.A38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4]);IF([.A384]+1&lt;=[.$B$13];[.A38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5]);IF([.A385]+1&lt;=[.$B$13];[.A38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6]);IF([.A386]+1&lt;=[.$B$13];[.A38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7]);IF([.A387]+1&lt;=[.$B$13];[.A38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8]);IF([.A388]+1&lt;=[.$B$13];[.A38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89]);IF([.A389]+1&lt;=[.$B$13];[.A38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0]);IF([.A390]+1&lt;=[.$B$13];[.A39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1]);IF([.A391]+1&lt;=[.$B$13];[.A39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2]);IF([.A392]+1&lt;=[.$B$13];[.A39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3]);IF([.A393]+1&lt;=[.$B$13];[.A39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4]);IF([.A394]+1&lt;=[.$B$13];[.A39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5]);IF([.A395]+1&lt;=[.$B$13];[.A39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6]);IF([.A396]+1&lt;=[.$B$13];[.A39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7]);IF([.A397]+1&lt;=[.$B$13];[.A39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8]);IF([.A398]+1&lt;=[.$B$13];[.A39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399]);IF([.A399]+1&lt;=[.$B$13];[.A39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0]);IF([.A400]+1&lt;=[.$B$13];[.A40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1]);IF([.A401]+1&lt;=[.$B$13];[.A40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2]);IF([.A402]+1&lt;=[.$B$13];[.A40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3]);IF([.A403]+1&lt;=[.$B$13];[.A40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4]);IF([.A404]+1&lt;=[.$B$13];[.A40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5]);IF([.A405]+1&lt;=[.$B$13];[.A40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6]);IF([.A406]+1&lt;=[.$B$13];[.A40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7]);IF([.A407]+1&lt;=[.$B$13];[.A40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8]);IF([.A408]+1&lt;=[.$B$13];[.A40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09]);IF([.A409]+1&lt;=[.$B$13];[.A40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0]);IF([.A410]+1&lt;=[.$B$13];[.A41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1]);IF([.A411]+1&lt;=[.$B$13];[.A41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2]);IF([.A412]+1&lt;=[.$B$13];[.A41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3]);IF([.A413]+1&lt;=[.$B$13];[.A41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4]);IF([.A414]+1&lt;=[.$B$13];[.A41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5]);IF([.A415]+1&lt;=[.$B$13];[.A41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6]);IF([.A416]+1&lt;=[.$B$13];[.A41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7]);IF([.A417]+1&lt;=[.$B$13];[.A41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8]);IF([.A418]+1&lt;=[.$B$13];[.A41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19]);IF([.A419]+1&lt;=[.$B$13];[.A41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0]);IF([.A420]+1&lt;=[.$B$13];[.A42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1]);IF([.A421]+1&lt;=[.$B$13];[.A42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2]);IF([.A422]+1&lt;=[.$B$13];[.A42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3]);IF([.A423]+1&lt;=[.$B$13];[.A42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4]);IF([.A424]+1&lt;=[.$B$13];[.A42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5]);IF([.A425]+1&lt;=[.$B$13];[.A42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6]);IF([.A426]+1&lt;=[.$B$13];[.A42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7]);IF([.A427]+1&lt;=[.$B$13];[.A42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8]);IF([.A428]+1&lt;=[.$B$13];[.A42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29]);IF([.A429]+1&lt;=[.$B$13];[.A42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0]);IF([.A430]+1&lt;=[.$B$13];[.A43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1]);IF([.A431]+1&lt;=[.$B$13];[.A43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2]);IF([.A432]+1&lt;=[.$B$13];[.A43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3]);IF([.A433]+1&lt;=[.$B$13];[.A43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4]);IF([.A434]+1&lt;=[.$B$13];[.A43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5]);IF([.A435]+1&lt;=[.$B$13];[.A43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6]);IF([.A436]+1&lt;=[.$B$13];[.A43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7]);IF([.A437]+1&lt;=[.$B$13];[.A43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8]);IF([.A438]+1&lt;=[.$B$13];[.A43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39]);IF([.A439]+1&lt;=[.$B$13];[.A43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0]);IF([.A440]+1&lt;=[.$B$13];[.A44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1]);IF([.A441]+1&lt;=[.$B$13];[.A44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2]);IF([.A442]+1&lt;=[.$B$13];[.A44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3]);IF([.A443]+1&lt;=[.$B$13];[.A44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4]);IF([.A444]+1&lt;=[.$B$13];[.A44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5]);IF([.A445]+1&lt;=[.$B$13];[.A44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6]);IF([.A446]+1&lt;=[.$B$13];[.A44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7]);IF([.A447]+1&lt;=[.$B$13];[.A44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8]);IF([.A448]+1&lt;=[.$B$13];[.A44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49]);IF([.A449]+1&lt;=[.$B$13];[.A44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0]);IF([.A450]+1&lt;=[.$B$13];[.A45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1]);IF([.A451]+1&lt;=[.$B$13];[.A45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2]);IF([.A452]+1&lt;=[.$B$13];[.A45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3]);IF([.A453]+1&lt;=[.$B$13];[.A45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4]);IF([.A454]+1&lt;=[.$B$13];[.A45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5]);IF([.A455]+1&lt;=[.$B$13];[.A45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6]);IF([.A456]+1&lt;=[.$B$13];[.A45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7]);IF([.A457]+1&lt;=[.$B$13];[.A45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8]);IF([.A458]+1&lt;=[.$B$13];[.A45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59]);IF([.A459]+1&lt;=[.$B$13];[.A45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0]);IF([.A460]+1&lt;=[.$B$13];[.A46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1]);IF([.A461]+1&lt;=[.$B$13];[.A46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2]);IF([.A462]+1&lt;=[.$B$13];[.A46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3]);IF([.A463]+1&lt;=[.$B$13];[.A46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4]);IF([.A464]+1&lt;=[.$B$13];[.A46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5]);IF([.A465]+1&lt;=[.$B$13];[.A46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6]);IF([.A466]+1&lt;=[.$B$13];[.A46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7]);IF([.A467]+1&lt;=[.$B$13];[.A46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8]);IF([.A468]+1&lt;=[.$B$13];[.A46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69]);IF([.A469]+1&lt;=[.$B$13];[.A46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0]);IF([.A470]+1&lt;=[.$B$13];[.A47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1]);IF([.A471]+1&lt;=[.$B$13];[.A47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2]);IF([.A472]+1&lt;=[.$B$13];[.A47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3]);IF([.A473]+1&lt;=[.$B$13];[.A47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4]);IF([.A474]+1&lt;=[.$B$13];[.A47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5]);IF([.A475]+1&lt;=[.$B$13];[.A47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6]);IF([.A476]+1&lt;=[.$B$13];[.A47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7]);IF([.A477]+1&lt;=[.$B$13];[.A47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8]);IF([.A478]+1&lt;=[.$B$13];[.A47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79]);IF([.A479]+1&lt;=[.$B$13];[.A47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0]);IF([.A480]+1&lt;=[.$B$13];[.A48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1]);IF([.A481]+1&lt;=[.$B$13];[.A48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2]);IF([.A482]+1&lt;=[.$B$13];[.A48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3]);IF([.A483]+1&lt;=[.$B$13];[.A48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4]);IF([.A484]+1&lt;=[.$B$13];[.A48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5]);IF([.A485]+1&lt;=[.$B$13];[.A48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6]);IF([.A486]+1&lt;=[.$B$13];[.A48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7]);IF([.A487]+1&lt;=[.$B$13];[.A48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8]);IF([.A488]+1&lt;=[.$B$13];[.A48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89]);IF([.A489]+1&lt;=[.$B$13];[.A48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0]);IF([.A490]+1&lt;=[.$B$13];[.A49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1]);IF([.A491]+1&lt;=[.$B$13];[.A491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2]);IF([.A492]+1&lt;=[.$B$13];[.A492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3]);IF([.A493]+1&lt;=[.$B$13];[.A493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4]);IF([.A494]+1&lt;=[.$B$13];[.A494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5]);IF([.A495]+1&lt;=[.$B$13];[.A495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6]);IF([.A496]+1&lt;=[.$B$13];[.A496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7]);IF([.A497]+1&lt;=[.$B$13];[.A497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8]);IF([.A498]+1&lt;=[.$B$13];[.A498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499]);IF([.A499]+1&lt;=[.$B$13];[.A499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>
          <table:table-cell table:formula="of:=IF(ISNUMBER([.A500]);IF([.A500]+1&lt;=[.$B$13];[.A500]+1;&quot; &quot;);&quot; &quot;)" office:value-type="string" office:string-value=" ">
            <text:p><text:s/></text:p>
          </table:table-cell>
          <table:table-cell table:number-columns-repeated="5"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.02.2011</text:date>, <text:time>00:58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Clausen</meta:initial-creator>
    <meta:creation-date>2010-11-07T23:18:22</meta:creation-date>
    <dc:date>2011-02-14T00:58:59</dc:date>
    <dc:creator>Peter Clausen</dc:creator>
    <meta:editing-duration>PT02H48M37S</meta:editing-duration>
    <meta:editing-cycles>8</meta:editing-cycles>
    <meta:generator>OpenOffice.org/3.2$Unix OpenOffice.org_project/320m12$Build-9483</meta:generator>
    <meta:document-statistic meta:table-count="3" meta:cell-count="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59cm" svg:height="7.233cm" xlink:href=".." chart:class="chart:scatter" chart:style-name="ch1">
        <chart:legend chart:legend-position="end" svg:x="11.651cm" svg:y="3.334cm" chart:style-name="ch2"/>
        <chart:plot-area chart:style-name="ch3" table:cell-range-address="Tabelle1.B15:Tabelle1.C75" svg:x="0.273cm" svg:y="0.144cm" svg:width="11.106cm" svg:height="6.80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5:Tabelle1.C75" chart:class="chart:scatter">
            <chart:domain table:cell-range-address="Tabelle1.B15:Tabelle1.B75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abelle1.B15:Tabelle1.B75">0</text:p>
              </table:table-cell>
              <table:table-cell office:value-type="float" office:value="0">
                <text:p text:id="Tabelle1.C15:Tabelle1.C75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4351851851852">
                <text:p>0.0414351851851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64814814814815">
                <text:p>0.164814814814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6875">
                <text:p>0.3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1851851851852">
                <text:p>0.65185185185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.01273148148148">
                <text:p>1.0127314814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96226851851852">
                <text:p>1.96226851851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.54814814814815">
                <text:p>2.54814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3.20625">
                <text:p>3.2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.93518518518518">
                <text:p>3.93518518518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4.73356481481482">
                <text:p>4.73356481481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6.53310185185185">
                <text:p>6.53310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7.53148148148148">
                <text:p>7.53148148148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8.59375">
                <text:p>8.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9.71851851851852">
                <text:p>9.71851851851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10.9043981481481">
                <text:p>10.904398148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3.4539351851852">
                <text:p>13.4539351851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4.8148148148148">
                <text:p>14.8148148148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16.23125">
                <text:p>16.2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7.7018518518518">
                <text:p>17.7018518518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19.2252314814815">
                <text:p>19.2252314814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2.4247685185185">
                <text:p>22.4247685185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4.0981481481481">
                <text:p>24.09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">
                <text:p>4.5</text:p>
              </table:table-cell>
              <table:table-cell office:value-type="float" office:value="25.81875">
                <text:p>25.8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7.5851851851852">
                <text:p>27.5851851851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29.3960648148148">
                <text:p>29.3960648148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3.1456018518519">
                <text:p>33.1456018518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5.0814814814815">
                <text:p>35.0814814814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37.05625">
                <text:p>37.0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39.0685185185185">
                <text:p>39.0685185185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41.1168981481482">
                <text:p>41.11689814814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45.3164351851852">
                <text:p>45.3164351851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47.4648148148148">
                <text:p>47.4648148148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49.64375">
                <text:p>49.6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1.8518518518519">
                <text:p>51.851851851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54.0877314814815">
                <text:p>54.0877314814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58.6372685185185">
                <text:p>58.6372685185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0.9481481481482">
                <text:p>60.9481481481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">
                <text:p>7.5</text:p>
              </table:table-cell>
              <table:table-cell office:value-type="float" office:value="63.28125">
                <text:p>63.28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5.6351851851852">
                <text:p>65.63518518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68.0085648148148">
                <text:p>68.0085648148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72.8081018518518">
                <text:p>72.8081018518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5.2314814814815">
                <text:p>75.2314814814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">
                <text:p>8.5</text:p>
              </table:table-cell>
              <table:table-cell office:value-type="float" office:value="77.66875">
                <text:p>77.6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0.1185185185185">
                <text:p>80.1185185185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82.5793981481481">
                <text:p>82.57939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85.05">
                <text:p>85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7.5289351851852">
                <text:p>87.528935185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0.0148148148148">
                <text:p>90.0148148148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">
                <text:p>9.5</text:p>
              </table:table-cell>
              <table:table-cell office:value-type="float" office:value="92.50625">
                <text:p>92.5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5.0018518518518">
                <text:p>95.00185185185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97.5002314814815">
                <text:p>97.5002314814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